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7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44.2mm"/>
    </style:style>
    <style:style style:name="co10" style:family="table-column">
      <style:table-column-properties fo:break-before="auto" style:column-width="38.93mm"/>
    </style:style>
    <style:style style:name="co11" style:family="table-column">
      <style:table-column-properties fo:break-before="auto" style:column-width="30.76mm"/>
    </style:style>
    <style:style style:name="co12" style:family="table-column">
      <style:table-column-properties fo:break-before="auto" style:column-width="50.38mm"/>
    </style:style>
    <style:style style:name="co13" style:family="table-column">
      <style:table-column-properties fo:break-before="auto" style:column-width="27.59mm"/>
    </style:style>
    <style:style style:name="co14" style:family="table-column">
      <style:table-column-properties fo:break-before="auto" style:column-width="47.18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count.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sctadetracciones</text:p>
          </table:table-cell>
          <table:table-cell office:value-type="string" calcext:value-type="string">
            <text:p>eselectronica</text:p>
          </table:table-cell>
          <table:table-cell office:value-type="string" calcext:value-type="string">
            <text:p>esnotacredito</text:p>
          </table:table-cell>
          <table:table-cell office:value-type="string" calcext:value-type="string">
            <text:p>esnotadebito</text:p>
          </table:table-cell>
          <table:table-cell office:value-type="string" calcext:value-type="string">
            <text:p>update_posted</text:p>
          </table:table-cell>
          <table:table-cell office:value-type="string" calcext:value-type="string">
            <text:p>sequence_id/id</text:p>
          </table:table-cell>
          <table:table-cell office:value-type="string" calcext:value-type="string">
            <text:p>sequence_tipolibro_id/id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ournal_tipocomprobante_id/id</text:p>
          </table:table-cell>
          <table:table-cell office:value-type="string" calcext:value-type="string">
            <text:p>journal_tipolibro</text:p>
          </table:table-cell>
          <table:table-cell office:value-type="string" calcext:value-type="string">
            <text:p>default_credit_account_id/id</text:p>
          </table:table-cell>
          <table:table-cell office:value-type="string" calcext:value-type="string">
            <text:p>default_debit_account_id/id</text:p>
          </table:table-cell>
          <table:table-cell/>
        </table:table-row>
        <table:table-row table:style-name="ro1">
          <table:table-cell office:value-type="string" calcext:value-type="string">
            <text:p>journal_vtas_fe</text:p>
          </table:table-cell>
          <table:table-cell office:value-type="string" calcext:value-type="string">
            <text:p>RV01</text:p>
          </table:table-cell>
          <table:table-cell office:value-type="string" calcext:value-type="string">
            <text:p>Factura Electrónica FE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seq_vtas_factura_ele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FE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1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2]&amp;&quot;&quot;&quot; model=&quot;&quot;account.journal&quot;&quot;&gt;&quot;&amp;&quot;&lt;field name=&quot;&quot;code&quot;&quot;&gt;&quot;&amp;[.B2]&amp;&quot;&lt;/field&gt;&quot;&amp;&quot;&lt;field name=&quot;&quot;name&quot;&quot;&gt;&quot;&amp;[.C2]&amp;&quot;&lt;/field&gt;&quot;&amp;&quot;&lt;field name=&quot;&quot;esctadetracciones&quot;&quot;&gt;&quot;&amp;[.D2]&amp;&quot;&lt;/field&gt;&quot;&amp;&quot;&lt;field name=&quot;&quot;eselectronica&quot;&quot;&gt;&quot;&amp;[.E2]&amp;&quot;&lt;/field&gt;&quot;&amp;&quot;&lt;field name=&quot;&quot;esnotacredito&quot;&quot;&gt;&quot;&amp;[.F2]&amp;&quot;&lt;/field&gt;&quot;&amp;&quot;&lt;field name=&quot;&quot;esnotadebito&quot;&quot;&gt;&quot;&amp;[.G2]&amp;&quot;&lt;/field&gt;&quot;&amp;&quot;&lt;field name=&quot;&quot;update_posted&quot;&quot;&gt;&quot;&amp;[.H2]&amp;&quot;&lt;/field&gt;&lt;field name=&quot;&quot;sequence_id&quot;&quot; ref=&quot;&quot;&quot;&amp;[.I2]&amp;&quot;&quot;&quot;/&gt;&lt;field name=&quot;&quot;sequence_tipolibro_id&quot;&quot; ref=&quot;&quot;&quot;&amp;[.J2]&amp;&quot;&quot;&quot;/&gt;&lt;field name=&quot;&quot;serie&quot;&quot;&gt;&quot;&amp;[.K2]&amp;&quot;&lt;/field&gt;&lt;field name=&quot;&quot;type&quot;&quot;&gt;&quot;&amp;[.L2]&amp;&quot;&lt;/field&gt;&lt;field name=&quot;&quot;journal_tipocomprobante_id&quot;&quot; ref=&quot;&quot;&quot;&amp;[.M2]&amp;&quot;&quot;&quot;/&gt;&lt;field name=&quot;&quot;journal_tipolibro&quot;&quot;&gt;&quot;&amp;[.N2]&amp;&quot;&lt;/field&gt;&lt;field name=&quot;&quot;default_credit_account_id&quot;&quot; ref=&quot;&quot;&quot;&amp;[.O2]&amp;&quot;&quot;&quot;/&gt;&lt;field name=&quot;&quot;default_debit_account_id&quot;&quot; ref=&quot;&quot;&quot;&amp;[.P2]&amp;&quot;&quot;&quot;/&gt;&lt;/record&gt;&quot;" office:value-type="string" office:string-value="&lt;record id=&quot;journal_vtas_fe&quot; model=&quot;account.journal&quot;&gt;&lt;field name=&quot;code&quot;&gt;RV01&lt;/field&gt;&lt;field name=&quot;name&quot;&gt;Factura Electrónica FE01&lt;/field&gt;&lt;field name=&quot;esctadetracciones&quot;&gt;False&lt;/field&gt;&lt;field name=&quot;eselectronica&quot;&gt;True&lt;/field&gt;&lt;field name=&quot;esnotacredito&quot;&gt;False&lt;/field&gt;&lt;field name=&quot;esnotadebito&quot;&gt;False&lt;/field&gt;&lt;field name=&quot;update_posted&quot;&gt;False&lt;/field&gt;&lt;field name=&quot;sequence_id&quot; ref=&quot;seq_vtas_factura_elec&quot;/&gt;&lt;field name=&quot;sequence_tipolibro_id&quot; ref=&quot;seq_registro_ventas&quot;/&gt;&lt;field name=&quot;serie&quot;&gt;FE01&lt;/field&gt;&lt;field name=&quot;type&quot;&gt;sale&lt;/field&gt;&lt;field name=&quot;journal_tipocomprobante_id&quot; ref=&quot;odoope_einvoice_base.e01_01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fe" model="account.journal"&gt;&lt;field name="code"&gt;RV01&lt;/field&gt;&lt;field name="name"&gt;Factura Electrónica FE01&lt;/field&gt;&lt;field name="esctadetracciones"&gt;False&lt;/field&gt;&lt;field name="eselectronica"&gt;True&lt;/field&gt;&lt;field name="esnotacredito"&gt;False&lt;/field&gt;&lt;field name="esnotadebito"&gt;False&lt;/field&gt;&lt;field name="update_posted"&gt;False&lt;/field&gt;&lt;field name="sequence_id" ref="seq_vtas_factura_elec"/&gt;&lt;field name="sequence_tipolibro_id" ref="seq_registro_ventas"/&gt;&lt;field name="serie"&gt;FE01&lt;/field&gt;&lt;field name="type"&gt;sale&lt;/field&gt;&lt;field name="journal_tipocomprobante_id" ref="odoope_einvoice_base.e01_01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be</text:p>
          </table:table-cell>
          <table:table-cell office:value-type="string" calcext:value-type="string">
            <text:p>RV03</text:p>
          </table:table-cell>
          <table:table-cell office:value-type="string" calcext:value-type="string">
            <text:p>Boleta Electrónica BE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seq_vtas_boleta_ele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BE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3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3]&amp;&quot;&quot;&quot; model=&quot;&quot;account.journal&quot;&quot;&gt;&quot;&amp;&quot;&lt;field name=&quot;&quot;code&quot;&quot;&gt;&quot;&amp;[.B3]&amp;&quot;&lt;/field&gt;&quot;&amp;&quot;&lt;field name=&quot;&quot;name&quot;&quot;&gt;&quot;&amp;[.C3]&amp;&quot;&lt;/field&gt;&quot;&amp;&quot;&lt;field name=&quot;&quot;esctadetracciones&quot;&quot;&gt;&quot;&amp;[.D3]&amp;&quot;&lt;/field&gt;&quot;&amp;&quot;&lt;field name=&quot;&quot;eselectronica&quot;&quot;&gt;&quot;&amp;[.E3]&amp;&quot;&lt;/field&gt;&quot;&amp;&quot;&lt;field name=&quot;&quot;esnotacredito&quot;&quot;&gt;&quot;&amp;[.F3]&amp;&quot;&lt;/field&gt;&quot;&amp;&quot;&lt;field name=&quot;&quot;esnotadebito&quot;&quot;&gt;&quot;&amp;[.G3]&amp;&quot;&lt;/field&gt;&quot;&amp;&quot;&lt;field name=&quot;&quot;update_posted&quot;&quot;&gt;&quot;&amp;[.H3]&amp;&quot;&lt;/field&gt;&lt;field name=&quot;&quot;sequence_id&quot;&quot; ref=&quot;&quot;&quot;&amp;[.I3]&amp;&quot;&quot;&quot;/&gt;&lt;field name=&quot;&quot;sequence_tipolibro_id&quot;&quot; ref=&quot;&quot;&quot;&amp;[.J3]&amp;&quot;&quot;&quot;/&gt;&lt;field name=&quot;&quot;serie&quot;&quot;&gt;&quot;&amp;[.K3]&amp;&quot;&lt;/field&gt;&lt;field name=&quot;&quot;type&quot;&quot;&gt;&quot;&amp;[.L3]&amp;&quot;&lt;/field&gt;&lt;field name=&quot;&quot;journal_tipocomprobante_id&quot;&quot; ref=&quot;&quot;&quot;&amp;[.M3]&amp;&quot;&quot;&quot;/&gt;&lt;field name=&quot;&quot;journal_tipolibro&quot;&quot;&gt;&quot;&amp;[.N3]&amp;&quot;&lt;/field&gt;&lt;field name=&quot;&quot;default_credit_account_id&quot;&quot; ref=&quot;&quot;&quot;&amp;[.O3]&amp;&quot;&quot;&quot;/&gt;&lt;field name=&quot;&quot;default_debit_account_id&quot;&quot; ref=&quot;&quot;&quot;&amp;[.P3]&amp;&quot;&quot;&quot;/&gt;&lt;/record&gt;&quot;" office:value-type="string" office:string-value="&lt;record id=&quot;journal_vtas_be&quot; model=&quot;account.journal&quot;&gt;&lt;field name=&quot;code&quot;&gt;RV03&lt;/field&gt;&lt;field name=&quot;name&quot;&gt;Boleta Electrónica BE01&lt;/field&gt;&lt;field name=&quot;esctadetracciones&quot;&gt;False&lt;/field&gt;&lt;field name=&quot;eselectronica&quot;&gt;True&lt;/field&gt;&lt;field name=&quot;esnotacredito&quot;&gt;False&lt;/field&gt;&lt;field name=&quot;esnotadebito&quot;&gt;False&lt;/field&gt;&lt;field name=&quot;update_posted&quot;&gt;False&lt;/field&gt;&lt;field name=&quot;sequence_id&quot; ref=&quot;seq_vtas_boleta_elec&quot;/&gt;&lt;field name=&quot;sequence_tipolibro_id&quot; ref=&quot;seq_registro_ventas&quot;/&gt;&lt;field name=&quot;serie&quot;&gt;BE01&lt;/field&gt;&lt;field name=&quot;type&quot;&gt;sale&lt;/field&gt;&lt;field name=&quot;journal_tipocomprobante_id&quot; ref=&quot;odoope_einvoice_base.e01_03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be" model="account.journal"&gt;&lt;field name="code"&gt;RV03&lt;/field&gt;&lt;field name="name"&gt;Boleta Electrónica BE01&lt;/field&gt;&lt;field name="esctadetracciones"&gt;False&lt;/field&gt;&lt;field name="eselectronica"&gt;True&lt;/field&gt;&lt;field name="esnotacredito"&gt;False&lt;/field&gt;&lt;field name="esnotadebito"&gt;False&lt;/field&gt;&lt;field name="update_posted"&gt;False&lt;/field&gt;&lt;field name="sequence_id" ref="seq_vtas_boleta_elec"/&gt;&lt;field name="sequence_tipolibro_id" ref="seq_registro_ventas"/&gt;&lt;field name="serie"&gt;BE01&lt;/field&gt;&lt;field name="type"&gt;sale&lt;/field&gt;&lt;field name="journal_tipocomprobante_id" ref="odoope_einvoice_base.e01_03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nce</text:p>
          </table:table-cell>
          <table:table-cell office:value-type="string" calcext:value-type="string">
            <text:p>NC01</text:p>
          </table:table-cell>
          <table:table-cell office:value-type="string" calcext:value-type="string">
            <text:p>Nota de Crédito Electrónica NC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eq_vtas_nc_ele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FC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7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4]&amp;&quot;&quot;&quot; model=&quot;&quot;account.journal&quot;&quot;&gt;&quot;&amp;&quot;&lt;field name=&quot;&quot;code&quot;&quot;&gt;&quot;&amp;[.B4]&amp;&quot;&lt;/field&gt;&quot;&amp;&quot;&lt;field name=&quot;&quot;name&quot;&quot;&gt;&quot;&amp;[.C4]&amp;&quot;&lt;/field&gt;&quot;&amp;&quot;&lt;field name=&quot;&quot;esctadetracciones&quot;&quot;&gt;&quot;&amp;[.D4]&amp;&quot;&lt;/field&gt;&quot;&amp;&quot;&lt;field name=&quot;&quot;eselectronica&quot;&quot;&gt;&quot;&amp;[.E4]&amp;&quot;&lt;/field&gt;&quot;&amp;&quot;&lt;field name=&quot;&quot;esnotacredito&quot;&quot;&gt;&quot;&amp;[.F4]&amp;&quot;&lt;/field&gt;&quot;&amp;&quot;&lt;field name=&quot;&quot;esnotadebito&quot;&quot;&gt;&quot;&amp;[.G4]&amp;&quot;&lt;/field&gt;&quot;&amp;&quot;&lt;field name=&quot;&quot;update_posted&quot;&quot;&gt;&quot;&amp;[.H4]&amp;&quot;&lt;/field&gt;&lt;field name=&quot;&quot;sequence_id&quot;&quot; ref=&quot;&quot;&quot;&amp;[.I4]&amp;&quot;&quot;&quot;/&gt;&lt;field name=&quot;&quot;sequence_tipolibro_id&quot;&quot; ref=&quot;&quot;&quot;&amp;[.J4]&amp;&quot;&quot;&quot;/&gt;&lt;field name=&quot;&quot;serie&quot;&quot;&gt;&quot;&amp;[.K4]&amp;&quot;&lt;/field&gt;&lt;field name=&quot;&quot;type&quot;&quot;&gt;&quot;&amp;[.L4]&amp;&quot;&lt;/field&gt;&lt;field name=&quot;&quot;journal_tipocomprobante_id&quot;&quot; ref=&quot;&quot;&quot;&amp;[.M4]&amp;&quot;&quot;&quot;/&gt;&lt;field name=&quot;&quot;journal_tipolibro&quot;&quot;&gt;&quot;&amp;[.N4]&amp;&quot;&lt;/field&gt;&lt;field name=&quot;&quot;default_credit_account_id&quot;&quot; ref=&quot;&quot;&quot;&amp;[.O4]&amp;&quot;&quot;&quot;/&gt;&lt;field name=&quot;&quot;default_debit_account_id&quot;&quot; ref=&quot;&quot;&quot;&amp;[.P4]&amp;&quot;&quot;&quot;/&gt;&lt;/record&gt;&quot;" office:value-type="string" office:string-value="&lt;record id=&quot;journal_vtas_nce&quot; model=&quot;account.journal&quot;&gt;&lt;field name=&quot;code&quot;&gt;NC01&lt;/field&gt;&lt;field name=&quot;name&quot;&gt;Nota de Crédito Electrónica NC01&lt;/field&gt;&lt;field name=&quot;esctadetracciones&quot;&gt;False&lt;/field&gt;&lt;field name=&quot;eselectronica&quot;&gt;True&lt;/field&gt;&lt;field name=&quot;esnotacredito&quot;&gt;True&lt;/field&gt;&lt;field name=&quot;esnotadebito&quot;&gt;False&lt;/field&gt;&lt;field name=&quot;update_posted&quot;&gt;False&lt;/field&gt;&lt;field name=&quot;sequence_id&quot; ref=&quot;seq_vtas_nc_elec&quot;/&gt;&lt;field name=&quot;sequence_tipolibro_id&quot; ref=&quot;seq_registro_ventas&quot;/&gt;&lt;field name=&quot;serie&quot;&gt;FC01&lt;/field&gt;&lt;field name=&quot;type&quot;&gt;sale&lt;/field&gt;&lt;field name=&quot;journal_tipocomprobante_id&quot; ref=&quot;odoope_einvoice_base.e01_07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nce" model="account.journal"&gt;&lt;field name="code"&gt;NC01&lt;/field&gt;&lt;field name="name"&gt;Nota de Crédito Electrónica NC01&lt;/field&gt;&lt;field name="esctadetracciones"&gt;False&lt;/field&gt;&lt;field name="eselectronica"&gt;True&lt;/field&gt;&lt;field name="esnotacredito"&gt;True&lt;/field&gt;&lt;field name="esnotadebito"&gt;False&lt;/field&gt;&lt;field name="update_posted"&gt;False&lt;/field&gt;&lt;field name="sequence_id" ref="seq_vtas_nc_elec"/&gt;&lt;field name="sequence_tipolibro_id" ref="seq_registro_ventas"/&gt;&lt;field name="serie"&gt;FC01&lt;/field&gt;&lt;field name="type"&gt;sale&lt;/field&gt;&lt;field name="journal_tipocomprobante_id" ref="odoope_einvoice_base.e01_07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nde</text:p>
          </table:table-cell>
          <table:table-cell office:value-type="string" calcext:value-type="string">
            <text:p>FD01</text:p>
          </table:table-cell>
          <table:table-cell office:value-type="string" calcext:value-type="string">
            <text:p>Nota de Débito Electrónica FD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q_vtas_nd_ele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FD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8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5]&amp;&quot;&quot;&quot; model=&quot;&quot;account.journal&quot;&quot;&gt;&quot;&amp;&quot;&lt;field name=&quot;&quot;code&quot;&quot;&gt;&quot;&amp;[.B5]&amp;&quot;&lt;/field&gt;&quot;&amp;&quot;&lt;field name=&quot;&quot;name&quot;&quot;&gt;&quot;&amp;[.C5]&amp;&quot;&lt;/field&gt;&quot;&amp;&quot;&lt;field name=&quot;&quot;esctadetracciones&quot;&quot;&gt;&quot;&amp;[.D5]&amp;&quot;&lt;/field&gt;&quot;&amp;&quot;&lt;field name=&quot;&quot;eselectronica&quot;&quot;&gt;&quot;&amp;[.E5]&amp;&quot;&lt;/field&gt;&quot;&amp;&quot;&lt;field name=&quot;&quot;esnotacredito&quot;&quot;&gt;&quot;&amp;[.F5]&amp;&quot;&lt;/field&gt;&quot;&amp;&quot;&lt;field name=&quot;&quot;esnotadebito&quot;&quot;&gt;&quot;&amp;[.G5]&amp;&quot;&lt;/field&gt;&quot;&amp;&quot;&lt;field name=&quot;&quot;update_posted&quot;&quot;&gt;&quot;&amp;[.H5]&amp;&quot;&lt;/field&gt;&lt;field name=&quot;&quot;sequence_id&quot;&quot; ref=&quot;&quot;&quot;&amp;[.I5]&amp;&quot;&quot;&quot;/&gt;&lt;field name=&quot;&quot;sequence_tipolibro_id&quot;&quot; ref=&quot;&quot;&quot;&amp;[.J5]&amp;&quot;&quot;&quot;/&gt;&lt;field name=&quot;&quot;serie&quot;&quot;&gt;&quot;&amp;[.K5]&amp;&quot;&lt;/field&gt;&lt;field name=&quot;&quot;type&quot;&quot;&gt;&quot;&amp;[.L5]&amp;&quot;&lt;/field&gt;&lt;field name=&quot;&quot;journal_tipocomprobante_id&quot;&quot; ref=&quot;&quot;&quot;&amp;[.M5]&amp;&quot;&quot;&quot;/&gt;&lt;field name=&quot;&quot;journal_tipolibro&quot;&quot;&gt;&quot;&amp;[.N5]&amp;&quot;&lt;/field&gt;&lt;field name=&quot;&quot;default_credit_account_id&quot;&quot; ref=&quot;&quot;&quot;&amp;[.O5]&amp;&quot;&quot;&quot;/&gt;&lt;field name=&quot;&quot;default_debit_account_id&quot;&quot; ref=&quot;&quot;&quot;&amp;[.P5]&amp;&quot;&quot;&quot;/&gt;&lt;/record&gt;&quot;" office:value-type="string" office:string-value="&lt;record id=&quot;journal_vtas_nde&quot; model=&quot;account.journal&quot;&gt;&lt;field name=&quot;code&quot;&gt;FD01&lt;/field&gt;&lt;field name=&quot;name&quot;&gt;Nota de Débito Electrónica FD01&lt;/field&gt;&lt;field name=&quot;esctadetracciones&quot;&gt;False&lt;/field&gt;&lt;field name=&quot;eselectronica&quot;&gt;True&lt;/field&gt;&lt;field name=&quot;esnotacredito&quot;&gt;False&lt;/field&gt;&lt;field name=&quot;esnotadebito&quot;&gt;True&lt;/field&gt;&lt;field name=&quot;update_posted&quot;&gt;False&lt;/field&gt;&lt;field name=&quot;sequence_id&quot; ref=&quot;seq_vtas_nd_elec&quot;/&gt;&lt;field name=&quot;sequence_tipolibro_id&quot; ref=&quot;seq_registro_ventas&quot;/&gt;&lt;field name=&quot;serie&quot;&gt;FD01&lt;/field&gt;&lt;field name=&quot;type&quot;&gt;sale&lt;/field&gt;&lt;field name=&quot;journal_tipocomprobante_id&quot; ref=&quot;odoope_einvoice_base.e01_08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nde" model="account.journal"&gt;&lt;field name="code"&gt;FD01&lt;/field&gt;&lt;field name="name"&gt;Nota de Débito Electrónica FD01&lt;/field&gt;&lt;field name="esctadetracciones"&gt;False&lt;/field&gt;&lt;field name="eselectronica"&gt;True&lt;/field&gt;&lt;field name="esnotacredito"&gt;False&lt;/field&gt;&lt;field name="esnotadebito"&gt;True&lt;/field&gt;&lt;field name="update_posted"&gt;False&lt;/field&gt;&lt;field name="sequence_id" ref="seq_vtas_nd_elec"/&gt;&lt;field name="sequence_tipolibro_id" ref="seq_registro_ventas"/&gt;&lt;field name="serie"&gt;FD01&lt;/field&gt;&lt;field name="type"&gt;sale&lt;/field&gt;&lt;field name="journal_tipocomprobante_id" ref="odoope_einvoice_base.e01_08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ff</text:p>
          </table:table-cell>
          <table:table-cell office:value-type="string" calcext:value-type="string">
            <text:p>RV01</text:p>
          </table:table-cell>
          <table:table-cell office:value-type="string" calcext:value-type="string">
            <text:p>Factura Física 001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q_vtas_factura_fisi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F0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1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6]&amp;&quot;&quot;&quot; model=&quot;&quot;account.journal&quot;&quot;&gt;&quot;&amp;&quot;&lt;field name=&quot;&quot;code&quot;&quot;&gt;&quot;&amp;[.B6]&amp;&quot;&lt;/field&gt;&quot;&amp;&quot;&lt;field name=&quot;&quot;name&quot;&quot;&gt;&quot;&amp;[.C6]&amp;&quot;&lt;/field&gt;&quot;&amp;&quot;&lt;field name=&quot;&quot;esctadetracciones&quot;&quot;&gt;&quot;&amp;[.D6]&amp;&quot;&lt;/field&gt;&quot;&amp;&quot;&lt;field name=&quot;&quot;eselectronica&quot;&quot;&gt;&quot;&amp;[.E6]&amp;&quot;&lt;/field&gt;&quot;&amp;&quot;&lt;field name=&quot;&quot;esnotacredito&quot;&quot;&gt;&quot;&amp;[.F6]&amp;&quot;&lt;/field&gt;&quot;&amp;&quot;&lt;field name=&quot;&quot;esnotadebito&quot;&quot;&gt;&quot;&amp;[.G6]&amp;&quot;&lt;/field&gt;&quot;&amp;&quot;&lt;field name=&quot;&quot;update_posted&quot;&quot;&gt;&quot;&amp;[.H6]&amp;&quot;&lt;/field&gt;&lt;field name=&quot;&quot;sequence_id&quot;&quot; ref=&quot;&quot;&quot;&amp;[.I6]&amp;&quot;&quot;&quot;/&gt;&lt;field name=&quot;&quot;sequence_tipolibro_id&quot;&quot; ref=&quot;&quot;&quot;&amp;[.J6]&amp;&quot;&quot;&quot;/&gt;&lt;field name=&quot;&quot;serie&quot;&quot;&gt;&quot;&amp;[.K6]&amp;&quot;&lt;/field&gt;&lt;field name=&quot;&quot;type&quot;&quot;&gt;&quot;&amp;[.L6]&amp;&quot;&lt;/field&gt;&lt;field name=&quot;&quot;journal_tipocomprobante_id&quot;&quot; ref=&quot;&quot;&quot;&amp;[.M6]&amp;&quot;&quot;&quot;/&gt;&lt;field name=&quot;&quot;journal_tipolibro&quot;&quot;&gt;&quot;&amp;[.N6]&amp;&quot;&lt;/field&gt;&lt;field name=&quot;&quot;default_credit_account_id&quot;&quot; ref=&quot;&quot;&quot;&amp;[.O6]&amp;&quot;&quot;&quot;/&gt;&lt;field name=&quot;&quot;default_debit_account_id&quot;&quot; ref=&quot;&quot;&quot;&amp;[.P6]&amp;&quot;&quot;&quot;/&gt;&lt;/record&gt;&quot;" office:value-type="string" office:string-value="&lt;record id=&quot;journal_vtas_ff&quot; model=&quot;account.journal&quot;&gt;&lt;field name=&quot;code&quot;&gt;RV01&lt;/field&gt;&lt;field name=&quot;name&quot;&gt;Factura Física 001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True&lt;/field&gt;&lt;field name=&quot;sequence_id&quot; ref=&quot;seq_vtas_factura_fisic&quot;/&gt;&lt;field name=&quot;sequence_tipolibro_id&quot; ref=&quot;seq_registro_ventas&quot;/&gt;&lt;field name=&quot;serie&quot;&gt;F001&lt;/field&gt;&lt;field name=&quot;type&quot;&gt;sale&lt;/field&gt;&lt;field name=&quot;journal_tipocomprobante_id&quot; ref=&quot;odoope_einvoice_base.e01_01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ff" model="account.journal"&gt;&lt;field name="code"&gt;RV01&lt;/field&gt;&lt;field name="name"&gt;Factura Física 001&lt;/field&gt;&lt;field name="esctadetracciones"&gt;False&lt;/field&gt;&lt;field name="eselectronica"&gt;False&lt;/field&gt;&lt;field name="esnotacredito"&gt;False&lt;/field&gt;&lt;field name="esnotadebito"&gt;False&lt;/field&gt;&lt;field name="update_posted"&gt;True&lt;/field&gt;&lt;field name="sequence_id" ref="seq_vtas_factura_fisic"/&gt;&lt;field name="sequence_tipolibro_id" ref="seq_registro_ventas"/&gt;&lt;field name="serie"&gt;F001&lt;/field&gt;&lt;field name="type"&gt;sale&lt;/field&gt;&lt;field name="journal_tipocomprobante_id" ref="odoope_einvoice_base.e01_01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bf</text:p>
          </table:table-cell>
          <table:table-cell office:value-type="string" calcext:value-type="string">
            <text:p>RV03</text:p>
          </table:table-cell>
          <table:table-cell office:value-type="string" calcext:value-type="string">
            <text:p>Boleta Física 001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q_vtas_boleta_fisi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B0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3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7]&amp;&quot;&quot;&quot; model=&quot;&quot;account.journal&quot;&quot;&gt;&quot;&amp;&quot;&lt;field name=&quot;&quot;code&quot;&quot;&gt;&quot;&amp;[.B7]&amp;&quot;&lt;/field&gt;&quot;&amp;&quot;&lt;field name=&quot;&quot;name&quot;&quot;&gt;&quot;&amp;[.C7]&amp;&quot;&lt;/field&gt;&quot;&amp;&quot;&lt;field name=&quot;&quot;esctadetracciones&quot;&quot;&gt;&quot;&amp;[.D7]&amp;&quot;&lt;/field&gt;&quot;&amp;&quot;&lt;field name=&quot;&quot;eselectronica&quot;&quot;&gt;&quot;&amp;[.E7]&amp;&quot;&lt;/field&gt;&quot;&amp;&quot;&lt;field name=&quot;&quot;esnotacredito&quot;&quot;&gt;&quot;&amp;[.F7]&amp;&quot;&lt;/field&gt;&quot;&amp;&quot;&lt;field name=&quot;&quot;esnotadebito&quot;&quot;&gt;&quot;&amp;[.G7]&amp;&quot;&lt;/field&gt;&quot;&amp;&quot;&lt;field name=&quot;&quot;update_posted&quot;&quot;&gt;&quot;&amp;[.H7]&amp;&quot;&lt;/field&gt;&lt;field name=&quot;&quot;sequence_id&quot;&quot; ref=&quot;&quot;&quot;&amp;[.I7]&amp;&quot;&quot;&quot;/&gt;&lt;field name=&quot;&quot;sequence_tipolibro_id&quot;&quot; ref=&quot;&quot;&quot;&amp;[.J7]&amp;&quot;&quot;&quot;/&gt;&lt;field name=&quot;&quot;serie&quot;&quot;&gt;&quot;&amp;[.K7]&amp;&quot;&lt;/field&gt;&lt;field name=&quot;&quot;type&quot;&quot;&gt;&quot;&amp;[.L7]&amp;&quot;&lt;/field&gt;&lt;field name=&quot;&quot;journal_tipocomprobante_id&quot;&quot; ref=&quot;&quot;&quot;&amp;[.M7]&amp;&quot;&quot;&quot;/&gt;&lt;field name=&quot;&quot;journal_tipolibro&quot;&quot;&gt;&quot;&amp;[.N7]&amp;&quot;&lt;/field&gt;&lt;field name=&quot;&quot;default_credit_account_id&quot;&quot; ref=&quot;&quot;&quot;&amp;[.O7]&amp;&quot;&quot;&quot;/&gt;&lt;field name=&quot;&quot;default_debit_account_id&quot;&quot; ref=&quot;&quot;&quot;&amp;[.P7]&amp;&quot;&quot;&quot;/&gt;&lt;/record&gt;&quot;" office:value-type="string" office:string-value="&lt;record id=&quot;journal_vtas_bf&quot; model=&quot;account.journal&quot;&gt;&lt;field name=&quot;code&quot;&gt;RV03&lt;/field&gt;&lt;field name=&quot;name&quot;&gt;Boleta Física 001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True&lt;/field&gt;&lt;field name=&quot;sequence_id&quot; ref=&quot;seq_vtas_boleta_fisic&quot;/&gt;&lt;field name=&quot;sequence_tipolibro_id&quot; ref=&quot;seq_registro_ventas&quot;/&gt;&lt;field name=&quot;serie&quot;&gt;B001&lt;/field&gt;&lt;field name=&quot;type&quot;&gt;sale&lt;/field&gt;&lt;field name=&quot;journal_tipocomprobante_id&quot; ref=&quot;odoope_einvoice_base.e01_03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bf" model="account.journal"&gt;&lt;field name="code"&gt;RV03&lt;/field&gt;&lt;field name="name"&gt;Boleta Física 001&lt;/field&gt;&lt;field name="esctadetracciones"&gt;False&lt;/field&gt;&lt;field name="eselectronica"&gt;False&lt;/field&gt;&lt;field name="esnotacredito"&gt;False&lt;/field&gt;&lt;field name="esnotadebito"&gt;False&lt;/field&gt;&lt;field name="update_posted"&gt;True&lt;/field&gt;&lt;field name="sequence_id" ref="seq_vtas_boleta_fisic"/&gt;&lt;field name="sequence_tipolibro_id" ref="seq_registro_ventas"/&gt;&lt;field name="serie"&gt;B001&lt;/field&gt;&lt;field name="type"&gt;sale&lt;/field&gt;&lt;field name="journal_tipocomprobante_id" ref="odoope_einvoice_base.e01_03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ncf</text:p>
          </table:table-cell>
          <table:table-cell office:value-type="string" calcext:value-type="string">
            <text:p>NC001</text:p>
          </table:table-cell>
          <table:table-cell office:value-type="string" calcext:value-type="string">
            <text:p>Nota de Crédito Física NC0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q_vtas_nc_fisic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NC0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7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8]&amp;&quot;&quot;&quot; model=&quot;&quot;account.journal&quot;&quot;&gt;&quot;&amp;&quot;&lt;field name=&quot;&quot;code&quot;&quot;&gt;&quot;&amp;[.B8]&amp;&quot;&lt;/field&gt;&quot;&amp;&quot;&lt;field name=&quot;&quot;name&quot;&quot;&gt;&quot;&amp;[.C8]&amp;&quot;&lt;/field&gt;&quot;&amp;&quot;&lt;field name=&quot;&quot;esctadetracciones&quot;&quot;&gt;&quot;&amp;[.D8]&amp;&quot;&lt;/field&gt;&quot;&amp;&quot;&lt;field name=&quot;&quot;eselectronica&quot;&quot;&gt;&quot;&amp;[.E8]&amp;&quot;&lt;/field&gt;&quot;&amp;&quot;&lt;field name=&quot;&quot;esnotacredito&quot;&quot;&gt;&quot;&amp;[.F8]&amp;&quot;&lt;/field&gt;&quot;&amp;&quot;&lt;field name=&quot;&quot;esnotadebito&quot;&quot;&gt;&quot;&amp;[.G8]&amp;&quot;&lt;/field&gt;&quot;&amp;&quot;&lt;field name=&quot;&quot;update_posted&quot;&quot;&gt;&quot;&amp;[.H8]&amp;&quot;&lt;/field&gt;&lt;field name=&quot;&quot;sequence_id&quot;&quot; ref=&quot;&quot;&quot;&amp;[.I8]&amp;&quot;&quot;&quot;/&gt;&lt;field name=&quot;&quot;sequence_tipolibro_id&quot;&quot; ref=&quot;&quot;&quot;&amp;[.J8]&amp;&quot;&quot;&quot;/&gt;&lt;field name=&quot;&quot;serie&quot;&quot;&gt;&quot;&amp;[.K8]&amp;&quot;&lt;/field&gt;&lt;field name=&quot;&quot;type&quot;&quot;&gt;&quot;&amp;[.L8]&amp;&quot;&lt;/field&gt;&lt;field name=&quot;&quot;journal_tipocomprobante_id&quot;&quot; ref=&quot;&quot;&quot;&amp;[.M8]&amp;&quot;&quot;&quot;/&gt;&lt;field name=&quot;&quot;journal_tipolibro&quot;&quot;&gt;&quot;&amp;[.N8]&amp;&quot;&lt;/field&gt;&lt;field name=&quot;&quot;default_credit_account_id&quot;&quot; ref=&quot;&quot;&quot;&amp;[.O8]&amp;&quot;&quot;&quot;/&gt;&lt;field name=&quot;&quot;default_debit_account_id&quot;&quot; ref=&quot;&quot;&quot;&amp;[.P8]&amp;&quot;&quot;&quot;/&gt;&lt;/record&gt;&quot;" office:value-type="string" office:string-value="&lt;record id=&quot;journal_vtas_ncf&quot; model=&quot;account.journal&quot;&gt;&lt;field name=&quot;code&quot;&gt;NC001&lt;/field&gt;&lt;field name=&quot;name&quot;&gt;Nota de Crédito Física NC001&lt;/field&gt;&lt;field name=&quot;esctadetracciones&quot;&gt;False&lt;/field&gt;&lt;field name=&quot;eselectronica&quot;&gt;False&lt;/field&gt;&lt;field name=&quot;esnotacredito&quot;&gt;True&lt;/field&gt;&lt;field name=&quot;esnotadebito&quot;&gt;False&lt;/field&gt;&lt;field name=&quot;update_posted&quot;&gt;True&lt;/field&gt;&lt;field name=&quot;sequence_id&quot; ref=&quot;seq_vtas_nc_fisic&quot;/&gt;&lt;field name=&quot;sequence_tipolibro_id&quot; ref=&quot;seq_registro_ventas&quot;/&gt;&lt;field name=&quot;serie&quot;&gt;NC001&lt;/field&gt;&lt;field name=&quot;type&quot;&gt;sale&lt;/field&gt;&lt;field name=&quot;journal_tipocomprobante_id&quot; ref=&quot;odoope_einvoice_base.e01_07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ncf" model="account.journal"&gt;&lt;field name="code"&gt;NC001&lt;/field&gt;&lt;field name="name"&gt;Nota de Crédito Física NC001&lt;/field&gt;&lt;field name="esctadetracciones"&gt;False&lt;/field&gt;&lt;field name="eselectronica"&gt;False&lt;/field&gt;&lt;field name="esnotacredito"&gt;True&lt;/field&gt;&lt;field name="esnotadebito"&gt;False&lt;/field&gt;&lt;field name="update_posted"&gt;True&lt;/field&gt;&lt;field name="sequence_id" ref="seq_vtas_nc_fisic"/&gt;&lt;field name="sequence_tipolibro_id" ref="seq_registro_ventas"/&gt;&lt;field name="serie"&gt;NC001&lt;/field&gt;&lt;field name="type"&gt;sale&lt;/field&gt;&lt;field name="journal_tipocomprobante_id" ref="odoope_einvoice_base.e01_07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vtas_ndf</text:p>
          </table:table-cell>
          <table:table-cell office:value-type="string" calcext:value-type="string">
            <text:p>ND001</text:p>
          </table:table-cell>
          <table:table-cell office:value-type="string" calcext:value-type="string">
            <text:p>Nota de Débito Física ND001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eq_vtas_nd_fisica</text:p>
          </table:table-cell>
          <table:table-cell office:value-type="string" calcext:value-type="string">
            <text:p>seq_registro_ventas</text:p>
          </table:table-cell>
          <table:table-cell office:value-type="string" calcext:value-type="string">
            <text:p>ND00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odoope_einvoice_base.e01_08</text:p>
          </table:table-cell>
          <table:table-cell office:value-type="string" calcext:value-type="string">
            <text:p>03</text:p>
          </table:table-cell>
          <table:table-cell table:number-columns-repeated="2"/>
          <table:table-cell table:formula="of:=&quot;&lt;record id=&quot;&quot;&quot;&amp;[.A9]&amp;&quot;&quot;&quot; model=&quot;&quot;account.journal&quot;&quot;&gt;&quot;&amp;&quot;&lt;field name=&quot;&quot;code&quot;&quot;&gt;&quot;&amp;[.B9]&amp;&quot;&lt;/field&gt;&quot;&amp;&quot;&lt;field name=&quot;&quot;name&quot;&quot;&gt;&quot;&amp;[.C9]&amp;&quot;&lt;/field&gt;&quot;&amp;&quot;&lt;field name=&quot;&quot;esctadetracciones&quot;&quot;&gt;&quot;&amp;[.D9]&amp;&quot;&lt;/field&gt;&quot;&amp;&quot;&lt;field name=&quot;&quot;eselectronica&quot;&quot;&gt;&quot;&amp;[.E9]&amp;&quot;&lt;/field&gt;&quot;&amp;&quot;&lt;field name=&quot;&quot;esnotacredito&quot;&quot;&gt;&quot;&amp;[.F9]&amp;&quot;&lt;/field&gt;&quot;&amp;&quot;&lt;field name=&quot;&quot;esnotadebito&quot;&quot;&gt;&quot;&amp;[.G9]&amp;&quot;&lt;/field&gt;&quot;&amp;&quot;&lt;field name=&quot;&quot;update_posted&quot;&quot;&gt;&quot;&amp;[.H9]&amp;&quot;&lt;/field&gt;&lt;field name=&quot;&quot;sequence_id&quot;&quot; ref=&quot;&quot;&quot;&amp;[.I9]&amp;&quot;&quot;&quot;/&gt;&lt;field name=&quot;&quot;sequence_tipolibro_id&quot;&quot; ref=&quot;&quot;&quot;&amp;[.J9]&amp;&quot;&quot;&quot;/&gt;&lt;field name=&quot;&quot;serie&quot;&quot;&gt;&quot;&amp;[.K9]&amp;&quot;&lt;/field&gt;&lt;field name=&quot;&quot;type&quot;&quot;&gt;&quot;&amp;[.L9]&amp;&quot;&lt;/field&gt;&lt;field name=&quot;&quot;journal_tipocomprobante_id&quot;&quot; ref=&quot;&quot;&quot;&amp;[.M9]&amp;&quot;&quot;&quot;/&gt;&lt;field name=&quot;&quot;journal_tipolibro&quot;&quot;&gt;&quot;&amp;[.N9]&amp;&quot;&lt;/field&gt;&lt;field name=&quot;&quot;default_credit_account_id&quot;&quot; ref=&quot;&quot;&quot;&amp;[.O9]&amp;&quot;&quot;&quot;/&gt;&lt;field name=&quot;&quot;default_debit_account_id&quot;&quot; ref=&quot;&quot;&quot;&amp;[.P9]&amp;&quot;&quot;&quot;/&gt;&lt;/record&gt;&quot;" office:value-type="string" office:string-value="&lt;record id=&quot;journal_vtas_ndf&quot; model=&quot;account.journal&quot;&gt;&lt;field name=&quot;code&quot;&gt;ND001&lt;/field&gt;&lt;field name=&quot;name&quot;&gt;Nota de Débito Física ND001&lt;/field&gt;&lt;field name=&quot;esctadetracciones&quot;&gt;False&lt;/field&gt;&lt;field name=&quot;eselectronica&quot;&gt;False&lt;/field&gt;&lt;field name=&quot;esnotacredito&quot;&gt;False&lt;/field&gt;&lt;field name=&quot;esnotadebito&quot;&gt;True&lt;/field&gt;&lt;field name=&quot;update_posted&quot;&gt;True&lt;/field&gt;&lt;field name=&quot;sequence_id&quot; ref=&quot;seq_vtas_nd_fisica&quot;/&gt;&lt;field name=&quot;sequence_tipolibro_id&quot; ref=&quot;seq_registro_ventas&quot;/&gt;&lt;field name=&quot;serie&quot;&gt;ND001&lt;/field&gt;&lt;field name=&quot;type&quot;&gt;sale&lt;/field&gt;&lt;field name=&quot;journal_tipocomprobante_id&quot; ref=&quot;odoope_einvoice_base.e01_08&quot;/&gt;&lt;field name=&quot;journal_tipolibro&quot;&gt;03&lt;/field&gt;&lt;field name=&quot;default_credit_account_id&quot; ref=&quot;&quot;/&gt;&lt;field name=&quot;default_debit_account_id&quot; ref=&quot;&quot;/&gt;&lt;/record&gt;" calcext:value-type="string">
            <text:p>&lt;record id="journal_vtas_ndf" model="account.journal"&gt;&lt;field name="code"&gt;ND001&lt;/field&gt;&lt;field name="name"&gt;Nota de Débito Física ND001&lt;/field&gt;&lt;field name="esctadetracciones"&gt;False&lt;/field&gt;&lt;field name="eselectronica"&gt;False&lt;/field&gt;&lt;field name="esnotacredito"&gt;False&lt;/field&gt;&lt;field name="esnotadebito"&gt;True&lt;/field&gt;&lt;field name="update_posted"&gt;True&lt;/field&gt;&lt;field name="sequence_id" ref="seq_vtas_nd_fisica"/&gt;&lt;field name="sequence_tipolibro_id" ref="seq_registro_ventas"/&gt;&lt;field name="serie"&gt;ND001&lt;/field&gt;&lt;field name="type"&gt;sale&lt;/field&gt;&lt;field name="journal_tipocomprobante_id" ref="odoope_einvoice_base.e01_08"/&gt;&lt;field name="journal_tipolibro"&gt;03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f</text:p>
          </table:table-cell>
          <table:table-cell office:value-type="string" calcext:value-type="string">
            <text:p>RC01</text:p>
          </table:table-cell>
          <table:table-cell office:value-type="string" calcext:value-type="string">
            <text:p>Compras con Factura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factura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1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0]&amp;&quot;&quot;&quot; model=&quot;&quot;account.journal&quot;&quot;&gt;&quot;&amp;&quot;&lt;field name=&quot;&quot;code&quot;&quot;&gt;&quot;&amp;[.B10]&amp;&quot;&lt;/field&gt;&quot;&amp;&quot;&lt;field name=&quot;&quot;name&quot;&quot;&gt;&quot;&amp;[.C10]&amp;&quot;&lt;/field&gt;&quot;&amp;&quot;&lt;field name=&quot;&quot;esctadetracciones&quot;&quot;&gt;&quot;&amp;[.D10]&amp;&quot;&lt;/field&gt;&quot;&amp;&quot;&lt;field name=&quot;&quot;eselectronica&quot;&quot;&gt;&quot;&amp;[.E10]&amp;&quot;&lt;/field&gt;&quot;&amp;&quot;&lt;field name=&quot;&quot;esnotacredito&quot;&quot;&gt;&quot;&amp;[.F10]&amp;&quot;&lt;/field&gt;&quot;&amp;&quot;&lt;field name=&quot;&quot;esnotadebito&quot;&quot;&gt;&quot;&amp;[.G10]&amp;&quot;&lt;/field&gt;&quot;&amp;&quot;&lt;field name=&quot;&quot;update_posted&quot;&quot;&gt;&quot;&amp;[.H10]&amp;&quot;&lt;/field&gt;&lt;field name=&quot;&quot;sequence_id&quot;&quot; ref=&quot;&quot;&quot;&amp;[.I10]&amp;&quot;&quot;&quot;/&gt;&lt;field name=&quot;&quot;sequence_tipolibro_id&quot;&quot; ref=&quot;&quot;&quot;&amp;[.J10]&amp;&quot;&quot;&quot;/&gt;&lt;field name=&quot;&quot;serie&quot;&quot;&gt;&quot;&amp;[.K10]&amp;&quot;&lt;/field&gt;&lt;field name=&quot;&quot;type&quot;&quot;&gt;&quot;&amp;[.L10]&amp;&quot;&lt;/field&gt;&lt;field name=&quot;&quot;journal_tipocomprobante_id&quot;&quot; ref=&quot;&quot;&quot;&amp;[.M10]&amp;&quot;&quot;&quot;/&gt;&lt;field name=&quot;&quot;journal_tipolibro&quot;&quot;&gt;&quot;&amp;[.N10]&amp;&quot;&lt;/field&gt;&lt;field name=&quot;&quot;default_credit_account_id&quot;&quot; ref=&quot;&quot;&quot;&amp;[.O10]&amp;&quot;&quot;&quot;/&gt;&lt;field name=&quot;&quot;default_debit_account_id&quot;&quot; ref=&quot;&quot;&quot;&amp;[.P10]&amp;&quot;&quot;&quot;/&gt;&lt;/record&gt;&quot;" office:value-type="string" office:string-value="&lt;record id=&quot;journal_comp_f&quot; model=&quot;account.journal&quot;&gt;&lt;field name=&quot;code&quot;&gt;RC01&lt;/field&gt;&lt;field name=&quot;name&quot;&gt;Compras con Factura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factura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1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f" model="account.journal"&gt;&lt;field name="code"&gt;RC01&lt;/field&gt;&lt;field name="name"&gt;Compras con Factura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factura"/&gt;&lt;field name="sequence_tipolibro_id" ref="seq_registro_compras"/&gt;&lt;field name="serie"&gt;&lt;/field&gt;&lt;field name="type"&gt;purchase&lt;/field&gt;&lt;field name="journal_tipocomprobante_id" ref="odoope_einvoice_base.e01_01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b</text:p>
          </table:table-cell>
          <table:table-cell office:value-type="string" calcext:value-type="string">
            <text:p>RC03</text:p>
          </table:table-cell>
          <table:table-cell office:value-type="string" calcext:value-type="string">
            <text:p>Compras con Boleta de Vta.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boleta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3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1]&amp;&quot;&quot;&quot; model=&quot;&quot;account.journal&quot;&quot;&gt;&quot;&amp;&quot;&lt;field name=&quot;&quot;code&quot;&quot;&gt;&quot;&amp;[.B11]&amp;&quot;&lt;/field&gt;&quot;&amp;&quot;&lt;field name=&quot;&quot;name&quot;&quot;&gt;&quot;&amp;[.C11]&amp;&quot;&lt;/field&gt;&quot;&amp;&quot;&lt;field name=&quot;&quot;esctadetracciones&quot;&quot;&gt;&quot;&amp;[.D11]&amp;&quot;&lt;/field&gt;&quot;&amp;&quot;&lt;field name=&quot;&quot;eselectronica&quot;&quot;&gt;&quot;&amp;[.E11]&amp;&quot;&lt;/field&gt;&quot;&amp;&quot;&lt;field name=&quot;&quot;esnotacredito&quot;&quot;&gt;&quot;&amp;[.F11]&amp;&quot;&lt;/field&gt;&quot;&amp;&quot;&lt;field name=&quot;&quot;esnotadebito&quot;&quot;&gt;&quot;&amp;[.G11]&amp;&quot;&lt;/field&gt;&quot;&amp;&quot;&lt;field name=&quot;&quot;update_posted&quot;&quot;&gt;&quot;&amp;[.H11]&amp;&quot;&lt;/field&gt;&lt;field name=&quot;&quot;sequence_id&quot;&quot; ref=&quot;&quot;&quot;&amp;[.I11]&amp;&quot;&quot;&quot;/&gt;&lt;field name=&quot;&quot;sequence_tipolibro_id&quot;&quot; ref=&quot;&quot;&quot;&amp;[.J11]&amp;&quot;&quot;&quot;/&gt;&lt;field name=&quot;&quot;serie&quot;&quot;&gt;&quot;&amp;[.K11]&amp;&quot;&lt;/field&gt;&lt;field name=&quot;&quot;type&quot;&quot;&gt;&quot;&amp;[.L11]&amp;&quot;&lt;/field&gt;&lt;field name=&quot;&quot;journal_tipocomprobante_id&quot;&quot; ref=&quot;&quot;&quot;&amp;[.M11]&amp;&quot;&quot;&quot;/&gt;&lt;field name=&quot;&quot;journal_tipolibro&quot;&quot;&gt;&quot;&amp;[.N11]&amp;&quot;&lt;/field&gt;&lt;field name=&quot;&quot;default_credit_account_id&quot;&quot; ref=&quot;&quot;&quot;&amp;[.O11]&amp;&quot;&quot;&quot;/&gt;&lt;field name=&quot;&quot;default_debit_account_id&quot;&quot; ref=&quot;&quot;&quot;&amp;[.P11]&amp;&quot;&quot;&quot;/&gt;&lt;/record&gt;&quot;" office:value-type="string" office:string-value="&lt;record id=&quot;journal_comp_b&quot; model=&quot;account.journal&quot;&gt;&lt;field name=&quot;code&quot;&gt;RC03&lt;/field&gt;&lt;field name=&quot;name&quot;&gt;Compras con Boleta de Vta.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boleta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3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b" model="account.journal"&gt;&lt;field name="code"&gt;RC03&lt;/field&gt;&lt;field name="name"&gt;Compras con Boleta de Vta.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boleta"/&gt;&lt;field name="sequence_tipolibro_id" ref="seq_registro_compras"/&gt;&lt;field name="serie"&gt;&lt;/field&gt;&lt;field name="type"&gt;purchase&lt;/field&gt;&lt;field name="journal_tipocomprobante_id" ref="odoope_einvoice_base.e01_03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trans_aereo</text:p>
          </table:table-cell>
          <table:table-cell office:value-type="string" calcext:value-type="string">
            <text:p>RC05</text:p>
          </table:table-cell>
          <table:table-cell office:value-type="string" calcext:value-type="string">
            <text:p>Boleto de transporte aéreo de pasajero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transp_aereo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5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2]&amp;&quot;&quot;&quot; model=&quot;&quot;account.journal&quot;&quot;&gt;&quot;&amp;&quot;&lt;field name=&quot;&quot;code&quot;&quot;&gt;&quot;&amp;[.B12]&amp;&quot;&lt;/field&gt;&quot;&amp;&quot;&lt;field name=&quot;&quot;name&quot;&quot;&gt;&quot;&amp;[.C12]&amp;&quot;&lt;/field&gt;&quot;&amp;&quot;&lt;field name=&quot;&quot;esctadetracciones&quot;&quot;&gt;&quot;&amp;[.D12]&amp;&quot;&lt;/field&gt;&quot;&amp;&quot;&lt;field name=&quot;&quot;eselectronica&quot;&quot;&gt;&quot;&amp;[.E12]&amp;&quot;&lt;/field&gt;&quot;&amp;&quot;&lt;field name=&quot;&quot;esnotacredito&quot;&quot;&gt;&quot;&amp;[.F12]&amp;&quot;&lt;/field&gt;&quot;&amp;&quot;&lt;field name=&quot;&quot;esnotadebito&quot;&quot;&gt;&quot;&amp;[.G12]&amp;&quot;&lt;/field&gt;&quot;&amp;&quot;&lt;field name=&quot;&quot;update_posted&quot;&quot;&gt;&quot;&amp;[.H12]&amp;&quot;&lt;/field&gt;&lt;field name=&quot;&quot;sequence_id&quot;&quot; ref=&quot;&quot;&quot;&amp;[.I12]&amp;&quot;&quot;&quot;/&gt;&lt;field name=&quot;&quot;sequence_tipolibro_id&quot;&quot; ref=&quot;&quot;&quot;&amp;[.J12]&amp;&quot;&quot;&quot;/&gt;&lt;field name=&quot;&quot;serie&quot;&quot;&gt;&quot;&amp;[.K12]&amp;&quot;&lt;/field&gt;&lt;field name=&quot;&quot;type&quot;&quot;&gt;&quot;&amp;[.L12]&amp;&quot;&lt;/field&gt;&lt;field name=&quot;&quot;journal_tipocomprobante_id&quot;&quot; ref=&quot;&quot;&quot;&amp;[.M12]&amp;&quot;&quot;&quot;/&gt;&lt;field name=&quot;&quot;journal_tipolibro&quot;&quot;&gt;&quot;&amp;[.N12]&amp;&quot;&lt;/field&gt;&lt;field name=&quot;&quot;default_credit_account_id&quot;&quot; ref=&quot;&quot;&quot;&amp;[.O12]&amp;&quot;&quot;&quot;/&gt;&lt;field name=&quot;&quot;default_debit_account_id&quot;&quot; ref=&quot;&quot;&quot;&amp;[.P12]&amp;&quot;&quot;&quot;/&gt;&lt;/record&gt;&quot;" office:value-type="string" office:string-value="&lt;record id=&quot;journal_comp_trans_aereo&quot; model=&quot;account.journal&quot;&gt;&lt;field name=&quot;code&quot;&gt;RC05&lt;/field&gt;&lt;field name=&quot;name&quot;&gt;Boleto de transporte aéreo de pasajeros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transp_aereo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5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trans_aereo" model="account.journal"&gt;&lt;field name="code"&gt;RC05&lt;/field&gt;&lt;field name="name"&gt;Boleto de transporte aéreo de pasajeros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transp_aereo"/&gt;&lt;field name="sequence_tipolibro_id" ref="seq_registro_compras"/&gt;&lt;field name="serie"&gt;&lt;/field&gt;&lt;field name="type"&gt;purchase&lt;/field&gt;&lt;field name="journal_tipocomprobante_id" ref="odoope_einvoice_base.e01_05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porte_aereo</text:p>
          </table:table-cell>
          <table:table-cell office:value-type="string" calcext:value-type="string">
            <text:p>RC06</text:p>
          </table:table-cell>
          <table:table-cell office:value-type="string" calcext:value-type="string">
            <text:p>Carta de Porte Aéreo por Transport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porte_aereo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6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3]&amp;&quot;&quot;&quot; model=&quot;&quot;account.journal&quot;&quot;&gt;&quot;&amp;&quot;&lt;field name=&quot;&quot;code&quot;&quot;&gt;&quot;&amp;[.B13]&amp;&quot;&lt;/field&gt;&quot;&amp;&quot;&lt;field name=&quot;&quot;name&quot;&quot;&gt;&quot;&amp;[.C13]&amp;&quot;&lt;/field&gt;&quot;&amp;&quot;&lt;field name=&quot;&quot;esctadetracciones&quot;&quot;&gt;&quot;&amp;[.D13]&amp;&quot;&lt;/field&gt;&quot;&amp;&quot;&lt;field name=&quot;&quot;eselectronica&quot;&quot;&gt;&quot;&amp;[.E13]&amp;&quot;&lt;/field&gt;&quot;&amp;&quot;&lt;field name=&quot;&quot;esnotacredito&quot;&quot;&gt;&quot;&amp;[.F13]&amp;&quot;&lt;/field&gt;&quot;&amp;&quot;&lt;field name=&quot;&quot;esnotadebito&quot;&quot;&gt;&quot;&amp;[.G13]&amp;&quot;&lt;/field&gt;&quot;&amp;&quot;&lt;field name=&quot;&quot;update_posted&quot;&quot;&gt;&quot;&amp;[.H13]&amp;&quot;&lt;/field&gt;&lt;field name=&quot;&quot;sequence_id&quot;&quot; ref=&quot;&quot;&quot;&amp;[.I13]&amp;&quot;&quot;&quot;/&gt;&lt;field name=&quot;&quot;sequence_tipolibro_id&quot;&quot; ref=&quot;&quot;&quot;&amp;[.J13]&amp;&quot;&quot;&quot;/&gt;&lt;field name=&quot;&quot;serie&quot;&quot;&gt;&quot;&amp;[.K13]&amp;&quot;&lt;/field&gt;&lt;field name=&quot;&quot;type&quot;&quot;&gt;&quot;&amp;[.L13]&amp;&quot;&lt;/field&gt;&lt;field name=&quot;&quot;journal_tipocomprobante_id&quot;&quot; ref=&quot;&quot;&quot;&amp;[.M13]&amp;&quot;&quot;&quot;/&gt;&lt;field name=&quot;&quot;journal_tipolibro&quot;&quot;&gt;&quot;&amp;[.N13]&amp;&quot;&lt;/field&gt;&lt;field name=&quot;&quot;default_credit_account_id&quot;&quot; ref=&quot;&quot;&quot;&amp;[.O13]&amp;&quot;&quot;&quot;/&gt;&lt;field name=&quot;&quot;default_debit_account_id&quot;&quot; ref=&quot;&quot;&quot;&amp;[.P13]&amp;&quot;&quot;&quot;/&gt;&lt;/record&gt;&quot;" office:value-type="string" office:string-value="&lt;record id=&quot;journal_comp_porte_aereo&quot; model=&quot;account.journal&quot;&gt;&lt;field name=&quot;code&quot;&gt;RC06&lt;/field&gt;&lt;field name=&quot;name&quot;&gt;Carta de Porte Aéreo por Transporte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porte_aereo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6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porte_aereo" model="account.journal"&gt;&lt;field name="code"&gt;RC06&lt;/field&gt;&lt;field name="name"&gt;Carta de Porte Aéreo por Transporte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porte_aereo"/&gt;&lt;field name="sequence_tipolibro_id" ref="seq_registro_compras"/&gt;&lt;field name="serie"&gt;&lt;/field&gt;&lt;field name="type"&gt;purchase&lt;/field&gt;&lt;field name="journal_tipocomprobante_id" ref="odoope_einvoice_base.e01_06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nc</text:p>
          </table:table-cell>
          <table:table-cell office:value-type="string" calcext:value-type="string">
            <text:p>RC07</text:p>
          </table:table-cell>
          <table:table-cell office:value-type="string" calcext:value-type="string">
            <text:p>Nota de Crédito Proveedor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eq_comp_nc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7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4]&amp;&quot;&quot;&quot; model=&quot;&quot;account.journal&quot;&quot;&gt;&quot;&amp;&quot;&lt;field name=&quot;&quot;code&quot;&quot;&gt;&quot;&amp;[.B14]&amp;&quot;&lt;/field&gt;&quot;&amp;&quot;&lt;field name=&quot;&quot;name&quot;&quot;&gt;&quot;&amp;[.C14]&amp;&quot;&lt;/field&gt;&quot;&amp;&quot;&lt;field name=&quot;&quot;esctadetracciones&quot;&quot;&gt;&quot;&amp;[.D14]&amp;&quot;&lt;/field&gt;&quot;&amp;&quot;&lt;field name=&quot;&quot;eselectronica&quot;&quot;&gt;&quot;&amp;[.E14]&amp;&quot;&lt;/field&gt;&quot;&amp;&quot;&lt;field name=&quot;&quot;esnotacredito&quot;&quot;&gt;&quot;&amp;[.F14]&amp;&quot;&lt;/field&gt;&quot;&amp;&quot;&lt;field name=&quot;&quot;esnotadebito&quot;&quot;&gt;&quot;&amp;[.G14]&amp;&quot;&lt;/field&gt;&quot;&amp;&quot;&lt;field name=&quot;&quot;update_posted&quot;&quot;&gt;&quot;&amp;[.H14]&amp;&quot;&lt;/field&gt;&lt;field name=&quot;&quot;sequence_id&quot;&quot; ref=&quot;&quot;&quot;&amp;[.I14]&amp;&quot;&quot;&quot;/&gt;&lt;field name=&quot;&quot;sequence_tipolibro_id&quot;&quot; ref=&quot;&quot;&quot;&amp;[.J14]&amp;&quot;&quot;&quot;/&gt;&lt;field name=&quot;&quot;serie&quot;&quot;&gt;&quot;&amp;[.K14]&amp;&quot;&lt;/field&gt;&lt;field name=&quot;&quot;type&quot;&quot;&gt;&quot;&amp;[.L14]&amp;&quot;&lt;/field&gt;&lt;field name=&quot;&quot;journal_tipocomprobante_id&quot;&quot; ref=&quot;&quot;&quot;&amp;[.M14]&amp;&quot;&quot;&quot;/&gt;&lt;field name=&quot;&quot;journal_tipolibro&quot;&quot;&gt;&quot;&amp;[.N14]&amp;&quot;&lt;/field&gt;&lt;field name=&quot;&quot;default_credit_account_id&quot;&quot; ref=&quot;&quot;&quot;&amp;[.O14]&amp;&quot;&quot;&quot;/&gt;&lt;field name=&quot;&quot;default_debit_account_id&quot;&quot; ref=&quot;&quot;&quot;&amp;[.P14]&amp;&quot;&quot;&quot;/&gt;&lt;/record&gt;&quot;" office:value-type="string" office:string-value="&lt;record id=&quot;journal_comp_nc&quot; model=&quot;account.journal&quot;&gt;&lt;field name=&quot;code&quot;&gt;RC07&lt;/field&gt;&lt;field name=&quot;name&quot;&gt;Nota de Crédito Proveedor&lt;/field&gt;&lt;field name=&quot;esctadetracciones&quot;&gt;False&lt;/field&gt;&lt;field name=&quot;eselectronica&quot;&gt;False&lt;/field&gt;&lt;field name=&quot;esnotacredito&quot;&gt;True&lt;/field&gt;&lt;field name=&quot;esnotadebito&quot;&gt;False&lt;/field&gt;&lt;field name=&quot;update_posted&quot;&gt;False&lt;/field&gt;&lt;field name=&quot;sequence_id&quot; ref=&quot;seq_comp_nc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7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nc" model="account.journal"&gt;&lt;field name="code"&gt;RC07&lt;/field&gt;&lt;field name="name"&gt;Nota de Crédito Proveedor&lt;/field&gt;&lt;field name="esctadetracciones"&gt;False&lt;/field&gt;&lt;field name="eselectronica"&gt;False&lt;/field&gt;&lt;field name="esnotacredito"&gt;True&lt;/field&gt;&lt;field name="esnotadebito"&gt;False&lt;/field&gt;&lt;field name="update_posted"&gt;False&lt;/field&gt;&lt;field name="sequence_id" ref="seq_comp_nc"/&gt;&lt;field name="sequence_tipolibro_id" ref="seq_registro_compras"/&gt;&lt;field name="serie"&gt;&lt;/field&gt;&lt;field name="type"&gt;purchase&lt;/field&gt;&lt;field name="journal_tipocomprobante_id" ref="odoope_einvoice_base.e01_07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nd</text:p>
          </table:table-cell>
          <table:table-cell office:value-type="string" calcext:value-type="string">
            <text:p>RC08</text:p>
          </table:table-cell>
          <table:table-cell office:value-type="string" calcext:value-type="string">
            <text:p>Nota de Débito Proveedor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eq_comp_nd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08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5]&amp;&quot;&quot;&quot; model=&quot;&quot;account.journal&quot;&quot;&gt;&quot;&amp;&quot;&lt;field name=&quot;&quot;code&quot;&quot;&gt;&quot;&amp;[.B15]&amp;&quot;&lt;/field&gt;&quot;&amp;&quot;&lt;field name=&quot;&quot;name&quot;&quot;&gt;&quot;&amp;[.C15]&amp;&quot;&lt;/field&gt;&quot;&amp;&quot;&lt;field name=&quot;&quot;esctadetracciones&quot;&quot;&gt;&quot;&amp;[.D15]&amp;&quot;&lt;/field&gt;&quot;&amp;&quot;&lt;field name=&quot;&quot;eselectronica&quot;&quot;&gt;&quot;&amp;[.E15]&amp;&quot;&lt;/field&gt;&quot;&amp;&quot;&lt;field name=&quot;&quot;esnotacredito&quot;&quot;&gt;&quot;&amp;[.F15]&amp;&quot;&lt;/field&gt;&quot;&amp;&quot;&lt;field name=&quot;&quot;esnotadebito&quot;&quot;&gt;&quot;&amp;[.G15]&amp;&quot;&lt;/field&gt;&quot;&amp;&quot;&lt;field name=&quot;&quot;update_posted&quot;&quot;&gt;&quot;&amp;[.H15]&amp;&quot;&lt;/field&gt;&lt;field name=&quot;&quot;sequence_id&quot;&quot; ref=&quot;&quot;&quot;&amp;[.I15]&amp;&quot;&quot;&quot;/&gt;&lt;field name=&quot;&quot;sequence_tipolibro_id&quot;&quot; ref=&quot;&quot;&quot;&amp;[.J15]&amp;&quot;&quot;&quot;/&gt;&lt;field name=&quot;&quot;serie&quot;&quot;&gt;&quot;&amp;[.K15]&amp;&quot;&lt;/field&gt;&lt;field name=&quot;&quot;type&quot;&quot;&gt;&quot;&amp;[.L15]&amp;&quot;&lt;/field&gt;&lt;field name=&quot;&quot;journal_tipocomprobante_id&quot;&quot; ref=&quot;&quot;&quot;&amp;[.M15]&amp;&quot;&quot;&quot;/&gt;&lt;field name=&quot;&quot;journal_tipolibro&quot;&quot;&gt;&quot;&amp;[.N15]&amp;&quot;&lt;/field&gt;&lt;field name=&quot;&quot;default_credit_account_id&quot;&quot; ref=&quot;&quot;&quot;&amp;[.O15]&amp;&quot;&quot;&quot;/&gt;&lt;field name=&quot;&quot;default_debit_account_id&quot;&quot; ref=&quot;&quot;&quot;&amp;[.P15]&amp;&quot;&quot;&quot;/&gt;&lt;/record&gt;&quot;" office:value-type="string" office:string-value="&lt;record id=&quot;journal_comp_nd&quot; model=&quot;account.journal&quot;&gt;&lt;field name=&quot;code&quot;&gt;RC08&lt;/field&gt;&lt;field name=&quot;name&quot;&gt;Nota de Débito Proveedor&lt;/field&gt;&lt;field name=&quot;esctadetracciones&quot;&gt;False&lt;/field&gt;&lt;field name=&quot;eselectronica&quot;&gt;False&lt;/field&gt;&lt;field name=&quot;esnotacredito&quot;&gt;False&lt;/field&gt;&lt;field name=&quot;esnotadebito&quot;&gt;True&lt;/field&gt;&lt;field name=&quot;update_posted&quot;&gt;False&lt;/field&gt;&lt;field name=&quot;sequence_id&quot; ref=&quot;seq_comp_nd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08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nd" model="account.journal"&gt;&lt;field name="code"&gt;RC08&lt;/field&gt;&lt;field name="name"&gt;Nota de Débito Proveedor&lt;/field&gt;&lt;field name="esctadetracciones"&gt;False&lt;/field&gt;&lt;field name="eselectronica"&gt;False&lt;/field&gt;&lt;field name="esnotacredito"&gt;False&lt;/field&gt;&lt;field name="esnotadebito"&gt;True&lt;/field&gt;&lt;field name="update_posted"&gt;False&lt;/field&gt;&lt;field name="sequence_id" ref="seq_comp_nd"/&gt;&lt;field name="sequence_tipolibro_id" ref="seq_registro_compras"/&gt;&lt;field name="serie"&gt;&lt;/field&gt;&lt;field name="type"&gt;purchase&lt;/field&gt;&lt;field name="journal_tipocomprobante_id" ref="odoope_einvoice_base.e01_08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tkt</text:p>
          </table:table-cell>
          <table:table-cell office:value-type="string" calcext:value-type="string">
            <text:p>RC12</text:p>
          </table:table-cell>
          <table:table-cell office:value-type="string" calcext:value-type="string">
            <text:p>Compras con Ticket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ticket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12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6]&amp;&quot;&quot;&quot; model=&quot;&quot;account.journal&quot;&quot;&gt;&quot;&amp;&quot;&lt;field name=&quot;&quot;code&quot;&quot;&gt;&quot;&amp;[.B16]&amp;&quot;&lt;/field&gt;&quot;&amp;&quot;&lt;field name=&quot;&quot;name&quot;&quot;&gt;&quot;&amp;[.C16]&amp;&quot;&lt;/field&gt;&quot;&amp;&quot;&lt;field name=&quot;&quot;esctadetracciones&quot;&quot;&gt;&quot;&amp;[.D16]&amp;&quot;&lt;/field&gt;&quot;&amp;&quot;&lt;field name=&quot;&quot;eselectronica&quot;&quot;&gt;&quot;&amp;[.E16]&amp;&quot;&lt;/field&gt;&quot;&amp;&quot;&lt;field name=&quot;&quot;esnotacredito&quot;&quot;&gt;&quot;&amp;[.F16]&amp;&quot;&lt;/field&gt;&quot;&amp;&quot;&lt;field name=&quot;&quot;esnotadebito&quot;&quot;&gt;&quot;&amp;[.G16]&amp;&quot;&lt;/field&gt;&quot;&amp;&quot;&lt;field name=&quot;&quot;update_posted&quot;&quot;&gt;&quot;&amp;[.H16]&amp;&quot;&lt;/field&gt;&lt;field name=&quot;&quot;sequence_id&quot;&quot; ref=&quot;&quot;&quot;&amp;[.I16]&amp;&quot;&quot;&quot;/&gt;&lt;field name=&quot;&quot;sequence_tipolibro_id&quot;&quot; ref=&quot;&quot;&quot;&amp;[.J16]&amp;&quot;&quot;&quot;/&gt;&lt;field name=&quot;&quot;serie&quot;&quot;&gt;&quot;&amp;[.K16]&amp;&quot;&lt;/field&gt;&lt;field name=&quot;&quot;type&quot;&quot;&gt;&quot;&amp;[.L16]&amp;&quot;&lt;/field&gt;&lt;field name=&quot;&quot;journal_tipocomprobante_id&quot;&quot; ref=&quot;&quot;&quot;&amp;[.M16]&amp;&quot;&quot;&quot;/&gt;&lt;field name=&quot;&quot;journal_tipolibro&quot;&quot;&gt;&quot;&amp;[.N16]&amp;&quot;&lt;/field&gt;&lt;field name=&quot;&quot;default_credit_account_id&quot;&quot; ref=&quot;&quot;&quot;&amp;[.O16]&amp;&quot;&quot;&quot;/&gt;&lt;field name=&quot;&quot;default_debit_account_id&quot;&quot; ref=&quot;&quot;&quot;&amp;[.P16]&amp;&quot;&quot;&quot;/&gt;&lt;/record&gt;&quot;" office:value-type="string" office:string-value="&lt;record id=&quot;journal_comp_tkt&quot; model=&quot;account.journal&quot;&gt;&lt;field name=&quot;code&quot;&gt;RC12&lt;/field&gt;&lt;field name=&quot;name&quot;&gt;Compras con Ticket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ticket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12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tkt" model="account.journal"&gt;&lt;field name="code"&gt;RC12&lt;/field&gt;&lt;field name="name"&gt;Compras con Ticket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ticket"/&gt;&lt;field name="sequence_tipolibro_id" ref="seq_registro_compras"/&gt;&lt;field name="serie"&gt;&lt;/field&gt;&lt;field name="type"&gt;purchase&lt;/field&gt;&lt;field name="journal_tipocomprobante_id" ref="odoope_einvoice_base.e01_12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banco</text:p>
          </table:table-cell>
          <table:table-cell office:value-type="string" calcext:value-type="string">
            <text:p>RC13</text:p>
          </table:table-cell>
          <table:table-cell office:value-type="string" calcext:value-type="string">
            <text:p>Documento emitido por Banco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bancos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13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7]&amp;&quot;&quot;&quot; model=&quot;&quot;account.journal&quot;&quot;&gt;&quot;&amp;&quot;&lt;field name=&quot;&quot;code&quot;&quot;&gt;&quot;&amp;[.B17]&amp;&quot;&lt;/field&gt;&quot;&amp;&quot;&lt;field name=&quot;&quot;name&quot;&quot;&gt;&quot;&amp;[.C17]&amp;&quot;&lt;/field&gt;&quot;&amp;&quot;&lt;field name=&quot;&quot;esctadetracciones&quot;&quot;&gt;&quot;&amp;[.D17]&amp;&quot;&lt;/field&gt;&quot;&amp;&quot;&lt;field name=&quot;&quot;eselectronica&quot;&quot;&gt;&quot;&amp;[.E17]&amp;&quot;&lt;/field&gt;&quot;&amp;&quot;&lt;field name=&quot;&quot;esnotacredito&quot;&quot;&gt;&quot;&amp;[.F17]&amp;&quot;&lt;/field&gt;&quot;&amp;&quot;&lt;field name=&quot;&quot;esnotadebito&quot;&quot;&gt;&quot;&amp;[.G17]&amp;&quot;&lt;/field&gt;&quot;&amp;&quot;&lt;field name=&quot;&quot;update_posted&quot;&quot;&gt;&quot;&amp;[.H17]&amp;&quot;&lt;/field&gt;&lt;field name=&quot;&quot;sequence_id&quot;&quot; ref=&quot;&quot;&quot;&amp;[.I17]&amp;&quot;&quot;&quot;/&gt;&lt;field name=&quot;&quot;sequence_tipolibro_id&quot;&quot; ref=&quot;&quot;&quot;&amp;[.J17]&amp;&quot;&quot;&quot;/&gt;&lt;field name=&quot;&quot;serie&quot;&quot;&gt;&quot;&amp;[.K17]&amp;&quot;&lt;/field&gt;&lt;field name=&quot;&quot;type&quot;&quot;&gt;&quot;&amp;[.L17]&amp;&quot;&lt;/field&gt;&lt;field name=&quot;&quot;journal_tipocomprobante_id&quot;&quot; ref=&quot;&quot;&quot;&amp;[.M17]&amp;&quot;&quot;&quot;/&gt;&lt;field name=&quot;&quot;journal_tipolibro&quot;&quot;&gt;&quot;&amp;[.N17]&amp;&quot;&lt;/field&gt;&lt;field name=&quot;&quot;default_credit_account_id&quot;&quot; ref=&quot;&quot;&quot;&amp;[.O17]&amp;&quot;&quot;&quot;/&gt;&lt;field name=&quot;&quot;default_debit_account_id&quot;&quot; ref=&quot;&quot;&quot;&amp;[.P17]&amp;&quot;&quot;&quot;/&gt;&lt;/record&gt;&quot;" office:value-type="string" office:string-value="&lt;record id=&quot;journal_comp_banco&quot; model=&quot;account.journal&quot;&gt;&lt;field name=&quot;code&quot;&gt;RC13&lt;/field&gt;&lt;field name=&quot;name&quot;&gt;Documento emitido por Bancos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bancos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13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banco" model="account.journal"&gt;&lt;field name="code"&gt;RC13&lt;/field&gt;&lt;field name="name"&gt;Documento emitido por Bancos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bancos"/&gt;&lt;field name="sequence_tipolibro_id" ref="seq_registro_compras"/&gt;&lt;field name="serie"&gt;&lt;/field&gt;&lt;field name="type"&gt;purchase&lt;/field&gt;&lt;field name="journal_tipocomprobante_id" ref="odoope_einvoice_base.e01_13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serv_publicos</text:p>
          </table:table-cell>
          <table:table-cell office:value-type="string" calcext:value-type="string">
            <text:p>RC14</text:p>
          </table:table-cell>
          <table:table-cell office:value-type="string" calcext:value-type="string">
            <text:p>Compras con Recibos por Servicios Público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serv_pub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14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8]&amp;&quot;&quot;&quot; model=&quot;&quot;account.journal&quot;&quot;&gt;&quot;&amp;&quot;&lt;field name=&quot;&quot;code&quot;&quot;&gt;&quot;&amp;[.B18]&amp;&quot;&lt;/field&gt;&quot;&amp;&quot;&lt;field name=&quot;&quot;name&quot;&quot;&gt;&quot;&amp;[.C18]&amp;&quot;&lt;/field&gt;&quot;&amp;&quot;&lt;field name=&quot;&quot;esctadetracciones&quot;&quot;&gt;&quot;&amp;[.D18]&amp;&quot;&lt;/field&gt;&quot;&amp;&quot;&lt;field name=&quot;&quot;eselectronica&quot;&quot;&gt;&quot;&amp;[.E18]&amp;&quot;&lt;/field&gt;&quot;&amp;&quot;&lt;field name=&quot;&quot;esnotacredito&quot;&quot;&gt;&quot;&amp;[.F18]&amp;&quot;&lt;/field&gt;&quot;&amp;&quot;&lt;field name=&quot;&quot;esnotadebito&quot;&quot;&gt;&quot;&amp;[.G18]&amp;&quot;&lt;/field&gt;&quot;&amp;&quot;&lt;field name=&quot;&quot;update_posted&quot;&quot;&gt;&quot;&amp;[.H18]&amp;&quot;&lt;/field&gt;&lt;field name=&quot;&quot;sequence_id&quot;&quot; ref=&quot;&quot;&quot;&amp;[.I18]&amp;&quot;&quot;&quot;/&gt;&lt;field name=&quot;&quot;sequence_tipolibro_id&quot;&quot; ref=&quot;&quot;&quot;&amp;[.J18]&amp;&quot;&quot;&quot;/&gt;&lt;field name=&quot;&quot;serie&quot;&quot;&gt;&quot;&amp;[.K18]&amp;&quot;&lt;/field&gt;&lt;field name=&quot;&quot;type&quot;&quot;&gt;&quot;&amp;[.L18]&amp;&quot;&lt;/field&gt;&lt;field name=&quot;&quot;journal_tipocomprobante_id&quot;&quot; ref=&quot;&quot;&quot;&amp;[.M18]&amp;&quot;&quot;&quot;/&gt;&lt;field name=&quot;&quot;journal_tipolibro&quot;&quot;&gt;&quot;&amp;[.N18]&amp;&quot;&lt;/field&gt;&lt;field name=&quot;&quot;default_credit_account_id&quot;&quot; ref=&quot;&quot;&quot;&amp;[.O18]&amp;&quot;&quot;&quot;/&gt;&lt;field name=&quot;&quot;default_debit_account_id&quot;&quot; ref=&quot;&quot;&quot;&amp;[.P18]&amp;&quot;&quot;&quot;/&gt;&lt;/record&gt;&quot;" office:value-type="string" office:string-value="&lt;record id=&quot;journal_comp_serv_publicos&quot; model=&quot;account.journal&quot;&gt;&lt;field name=&quot;code&quot;&gt;RC14&lt;/field&gt;&lt;field name=&quot;name&quot;&gt;Compras con Recibos por Servicios Públicos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serv_pub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14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serv_publicos" model="account.journal"&gt;&lt;field name="code"&gt;RC14&lt;/field&gt;&lt;field name="name"&gt;Compras con Recibos por Servicios Públicos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serv_pub"/&gt;&lt;field name="sequence_tipolibro_id" ref="seq_registro_compras"/&gt;&lt;field name="serie"&gt;&lt;/field&gt;&lt;field name="type"&gt;purchase&lt;/field&gt;&lt;field name="journal_tipocomprobante_id" ref="odoope_einvoice_base.e01_14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trans_publico</text:p>
          </table:table-cell>
          <table:table-cell office:value-type="string" calcext:value-type="string">
            <text:p>RC16</text:p>
          </table:table-cell>
          <table:table-cell office:value-type="string" calcext:value-type="string">
            <text:p>Boleto de Viaje Transp. Público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transp_publico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16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19]&amp;&quot;&quot;&quot; model=&quot;&quot;account.journal&quot;&quot;&gt;&quot;&amp;&quot;&lt;field name=&quot;&quot;code&quot;&quot;&gt;&quot;&amp;[.B19]&amp;&quot;&lt;/field&gt;&quot;&amp;&quot;&lt;field name=&quot;&quot;name&quot;&quot;&gt;&quot;&amp;[.C19]&amp;&quot;&lt;/field&gt;&quot;&amp;&quot;&lt;field name=&quot;&quot;esctadetracciones&quot;&quot;&gt;&quot;&amp;[.D19]&amp;&quot;&lt;/field&gt;&quot;&amp;&quot;&lt;field name=&quot;&quot;eselectronica&quot;&quot;&gt;&quot;&amp;[.E19]&amp;&quot;&lt;/field&gt;&quot;&amp;&quot;&lt;field name=&quot;&quot;esnotacredito&quot;&quot;&gt;&quot;&amp;[.F19]&amp;&quot;&lt;/field&gt;&quot;&amp;&quot;&lt;field name=&quot;&quot;esnotadebito&quot;&quot;&gt;&quot;&amp;[.G19]&amp;&quot;&lt;/field&gt;&quot;&amp;&quot;&lt;field name=&quot;&quot;update_posted&quot;&quot;&gt;&quot;&amp;[.H19]&amp;&quot;&lt;/field&gt;&lt;field name=&quot;&quot;sequence_id&quot;&quot; ref=&quot;&quot;&quot;&amp;[.I19]&amp;&quot;&quot;&quot;/&gt;&lt;field name=&quot;&quot;sequence_tipolibro_id&quot;&quot; ref=&quot;&quot;&quot;&amp;[.J19]&amp;&quot;&quot;&quot;/&gt;&lt;field name=&quot;&quot;serie&quot;&quot;&gt;&quot;&amp;[.K19]&amp;&quot;&lt;/field&gt;&lt;field name=&quot;&quot;type&quot;&quot;&gt;&quot;&amp;[.L19]&amp;&quot;&lt;/field&gt;&lt;field name=&quot;&quot;journal_tipocomprobante_id&quot;&quot; ref=&quot;&quot;&quot;&amp;[.M19]&amp;&quot;&quot;&quot;/&gt;&lt;field name=&quot;&quot;journal_tipolibro&quot;&quot;&gt;&quot;&amp;[.N19]&amp;&quot;&lt;/field&gt;&lt;field name=&quot;&quot;default_credit_account_id&quot;&quot; ref=&quot;&quot;&quot;&amp;[.O19]&amp;&quot;&quot;&quot;/&gt;&lt;field name=&quot;&quot;default_debit_account_id&quot;&quot; ref=&quot;&quot;&quot;&amp;[.P19]&amp;&quot;&quot;&quot;/&gt;&lt;/record&gt;&quot;" office:value-type="string" office:string-value="&lt;record id=&quot;journal_comp_trans_publico&quot; model=&quot;account.journal&quot;&gt;&lt;field name=&quot;code&quot;&gt;RC16&lt;/field&gt;&lt;field name=&quot;name&quot;&gt;Boleto de Viaje Transp. Público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transp_publico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16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trans_publico" model="account.journal"&gt;&lt;field name="code"&gt;RC16&lt;/field&gt;&lt;field name="name"&gt;Boleto de Viaje Transp. Público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transp_publico"/&gt;&lt;field name="sequence_tipolibro_id" ref="seq_registro_compras"/&gt;&lt;field name="serie"&gt;&lt;/field&gt;&lt;field name="type"&gt;purchase&lt;/field&gt;&lt;field name="journal_tipocomprobante_id" ref="odoope_einvoice_base.e01_16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comp_rev_tecnica</text:p>
          </table:table-cell>
          <table:table-cell office:value-type="string" calcext:value-type="string">
            <text:p>RC37</text:p>
          </table:table-cell>
          <table:table-cell office:value-type="string" calcext:value-type="string">
            <text:p>Comprobante Revisión Técnica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comp_rev_tecnica</text:p>
          </table:table-cell>
          <table:table-cell office:value-type="string" calcext:value-type="string">
            <text:p>seq_registro_compras</text:p>
          </table:table-cell>
          <table:table-cell/>
          <table:table-cell office:value-type="string" calcext:value-type="string">
            <text:p>purchase</text:p>
          </table:table-cell>
          <table:table-cell office:value-type="string" calcext:value-type="string">
            <text:p>odoope_einvoice_base.e01_37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formula="of:=&quot;&lt;record id=&quot;&quot;&quot;&amp;[.A20]&amp;&quot;&quot;&quot; model=&quot;&quot;account.journal&quot;&quot;&gt;&quot;&amp;&quot;&lt;field name=&quot;&quot;code&quot;&quot;&gt;&quot;&amp;[.B20]&amp;&quot;&lt;/field&gt;&quot;&amp;&quot;&lt;field name=&quot;&quot;name&quot;&quot;&gt;&quot;&amp;[.C20]&amp;&quot;&lt;/field&gt;&quot;&amp;&quot;&lt;field name=&quot;&quot;esctadetracciones&quot;&quot;&gt;&quot;&amp;[.D20]&amp;&quot;&lt;/field&gt;&quot;&amp;&quot;&lt;field name=&quot;&quot;eselectronica&quot;&quot;&gt;&quot;&amp;[.E20]&amp;&quot;&lt;/field&gt;&quot;&amp;&quot;&lt;field name=&quot;&quot;esnotacredito&quot;&quot;&gt;&quot;&amp;[.F20]&amp;&quot;&lt;/field&gt;&quot;&amp;&quot;&lt;field name=&quot;&quot;esnotadebito&quot;&quot;&gt;&quot;&amp;[.G20]&amp;&quot;&lt;/field&gt;&quot;&amp;&quot;&lt;field name=&quot;&quot;update_posted&quot;&quot;&gt;&quot;&amp;[.H20]&amp;&quot;&lt;/field&gt;&lt;field name=&quot;&quot;sequence_id&quot;&quot; ref=&quot;&quot;&quot;&amp;[.I20]&amp;&quot;&quot;&quot;/&gt;&lt;field name=&quot;&quot;sequence_tipolibro_id&quot;&quot; ref=&quot;&quot;&quot;&amp;[.J20]&amp;&quot;&quot;&quot;/&gt;&lt;field name=&quot;&quot;serie&quot;&quot;&gt;&quot;&amp;[.K20]&amp;&quot;&lt;/field&gt;&lt;field name=&quot;&quot;type&quot;&quot;&gt;&quot;&amp;[.L20]&amp;&quot;&lt;/field&gt;&lt;field name=&quot;&quot;journal_tipocomprobante_id&quot;&quot; ref=&quot;&quot;&quot;&amp;[.M20]&amp;&quot;&quot;&quot;/&gt;&lt;field name=&quot;&quot;journal_tipolibro&quot;&quot;&gt;&quot;&amp;[.N20]&amp;&quot;&lt;/field&gt;&lt;field name=&quot;&quot;default_credit_account_id&quot;&quot; ref=&quot;&quot;&quot;&amp;[.O20]&amp;&quot;&quot;&quot;/&gt;&lt;field name=&quot;&quot;default_debit_account_id&quot;&quot; ref=&quot;&quot;&quot;&amp;[.P20]&amp;&quot;&quot;&quot;/&gt;&lt;/record&gt;&quot;" office:value-type="string" office:string-value="&lt;record id=&quot;journal_comp_rev_tecnica&quot; model=&quot;account.journal&quot;&gt;&lt;field name=&quot;code&quot;&gt;RC37&lt;/field&gt;&lt;field name=&quot;name&quot;&gt;Comprobante Revisión Técnica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comp_rev_tecnica&quot;/&gt;&lt;field name=&quot;sequence_tipolibro_id&quot; ref=&quot;seq_registro_compras&quot;/&gt;&lt;field name=&quot;serie&quot;&gt;&lt;/field&gt;&lt;field name=&quot;type&quot;&gt;purchase&lt;/field&gt;&lt;field name=&quot;journal_tipocomprobante_id&quot; ref=&quot;odoope_einvoice_base.e01_37&quot;/&gt;&lt;field name=&quot;journal_tipolibro&quot;&gt;04&lt;/field&gt;&lt;field name=&quot;default_credit_account_id&quot; ref=&quot;&quot;/&gt;&lt;field name=&quot;default_debit_account_id&quot; ref=&quot;&quot;/&gt;&lt;/record&gt;" calcext:value-type="string">
            <text:p>&lt;record id="journal_comp_rev_tecnica" model="account.journal"&gt;&lt;field name="code"&gt;RC37&lt;/field&gt;&lt;field name="name"&gt;Comprobante Revisión Técnica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comp_rev_tecnica"/&gt;&lt;field name="sequence_tipolibro_id" ref="seq_registro_compras"/&gt;&lt;field name="serie"&gt;&lt;/field&gt;&lt;field name="type"&gt;purchase&lt;/field&gt;&lt;field name="journal_tipocomprobante_id" ref="odoope_einvoice_base.e01_37"/&gt;&lt;field name="journal_tipolibro"&gt;04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registro_rh</text:p>
          </table:table-cell>
          <table:table-cell office:value-type="string" calcext:value-type="string">
            <text:p>RRHR</text:p>
          </table:table-cell>
          <table:table-cell office:value-type="string" calcext:value-type="string">
            <text:p>Registro de Recibos por Honorario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registro_rh</text:p>
          </table:table-cell>
          <table:table-cell office:value-type="string" calcext:value-type="string">
            <text:p>seq_registro_rh_reg</text:p>
          </table:table-cell>
          <table:table-cell/>
          <table:table-cell office:value-type="string" calcext:value-type="string">
            <text:p>general</text:p>
          </table:table-cell>
          <table:table-cell office:value-type="string" calcext:value-type="string">
            <text:p>odoope_einvoice_base.e01_02</text:p>
          </table:table-cell>
          <table:table-cell office:value-type="string" calcext:value-type="string">
            <text:p>12</text:p>
          </table:table-cell>
          <table:table-cell table:number-columns-repeated="2"/>
          <table:table-cell table:formula="of:=&quot;&lt;record id=&quot;&quot;&quot;&amp;[.A21]&amp;&quot;&quot;&quot; model=&quot;&quot;account.journal&quot;&quot;&gt;&quot;&amp;&quot;&lt;field name=&quot;&quot;code&quot;&quot;&gt;&quot;&amp;[.B21]&amp;&quot;&lt;/field&gt;&quot;&amp;&quot;&lt;field name=&quot;&quot;name&quot;&quot;&gt;&quot;&amp;[.C21]&amp;&quot;&lt;/field&gt;&quot;&amp;&quot;&lt;field name=&quot;&quot;esctadetracciones&quot;&quot;&gt;&quot;&amp;[.D21]&amp;&quot;&lt;/field&gt;&quot;&amp;&quot;&lt;field name=&quot;&quot;eselectronica&quot;&quot;&gt;&quot;&amp;[.E21]&amp;&quot;&lt;/field&gt;&quot;&amp;&quot;&lt;field name=&quot;&quot;esnotacredito&quot;&quot;&gt;&quot;&amp;[.F21]&amp;&quot;&lt;/field&gt;&quot;&amp;&quot;&lt;field name=&quot;&quot;esnotadebito&quot;&quot;&gt;&quot;&amp;[.G21]&amp;&quot;&lt;/field&gt;&quot;&amp;&quot;&lt;field name=&quot;&quot;update_posted&quot;&quot;&gt;&quot;&amp;[.H21]&amp;&quot;&lt;/field&gt;&lt;field name=&quot;&quot;sequence_id&quot;&quot; ref=&quot;&quot;&quot;&amp;[.I21]&amp;&quot;&quot;&quot;/&gt;&lt;field name=&quot;&quot;sequence_tipolibro_id&quot;&quot; ref=&quot;&quot;&quot;&amp;[.J21]&amp;&quot;&quot;&quot;/&gt;&lt;field name=&quot;&quot;serie&quot;&quot;&gt;&quot;&amp;[.K21]&amp;&quot;&lt;/field&gt;&lt;field name=&quot;&quot;type&quot;&quot;&gt;&quot;&amp;[.L21]&amp;&quot;&lt;/field&gt;&lt;field name=&quot;&quot;journal_tipocomprobante_id&quot;&quot; ref=&quot;&quot;&quot;&amp;[.M21]&amp;&quot;&quot;&quot;/&gt;&lt;field name=&quot;&quot;journal_tipolibro&quot;&quot;&gt;&quot;&amp;[.N21]&amp;&quot;&lt;/field&gt;&lt;field name=&quot;&quot;default_credit_account_id&quot;&quot; ref=&quot;&quot;&quot;&amp;[.O21]&amp;&quot;&quot;&quot;/&gt;&lt;field name=&quot;&quot;default_debit_account_id&quot;&quot; ref=&quot;&quot;&quot;&amp;[.P21]&amp;&quot;&quot;&quot;/&gt;&lt;/record&gt;&quot;" office:value-type="string" office:string-value="&lt;record id=&quot;journal_registro_rh&quot; model=&quot;account.journal&quot;&gt;&lt;field name=&quot;code&quot;&gt;RRHR&lt;/field&gt;&lt;field name=&quot;name&quot;&gt;Registro de Recibos por Honorarios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registro_rh&quot;/&gt;&lt;field name=&quot;sequence_tipolibro_id&quot; ref=&quot;seq_registro_rh_reg&quot;/&gt;&lt;field name=&quot;serie&quot;&gt;&lt;/field&gt;&lt;field name=&quot;type&quot;&gt;general&lt;/field&gt;&lt;field name=&quot;journal_tipocomprobante_id&quot; ref=&quot;odoope_einvoice_base.e01_02&quot;/&gt;&lt;field name=&quot;journal_tipolibro&quot;&gt;12&lt;/field&gt;&lt;field name=&quot;default_credit_account_id&quot; ref=&quot;&quot;/&gt;&lt;field name=&quot;default_debit_account_id&quot; ref=&quot;&quot;/&gt;&lt;/record&gt;" calcext:value-type="string">
            <text:p>&lt;record id="journal_registro_rh" model="account.journal"&gt;&lt;field name="code"&gt;RRHR&lt;/field&gt;&lt;field name="name"&gt;Registro de Recibos por Honorarios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registro_rh"/&gt;&lt;field name="sequence_tipolibro_id" ref="seq_registro_rh_reg"/&gt;&lt;field name="serie"&gt;&lt;/field&gt;&lt;field name="type"&gt;general&lt;/field&gt;&lt;field name="journal_tipocomprobante_id" ref="odoope_einvoice_base.e01_02"/&gt;&lt;field name="journal_tipolibro"&gt;12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registro_planilla</text:p>
          </table:table-cell>
          <table:table-cell office:value-type="string" calcext:value-type="string">
            <text:p>RPLA</text:p>
          </table:table-cell>
          <table:table-cell office:value-type="string" calcext:value-type="string">
            <text:p>Registro de Planilla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registro_planilla</text:p>
          </table:table-cell>
          <table:table-cell office:value-type="string" calcext:value-type="string">
            <text:p>seq_registro_planilla_reg</text:p>
          </table:table-cell>
          <table:table-cell/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11</text:p>
          </table:table-cell>
          <table:table-cell table:number-columns-repeated="2"/>
          <table:table-cell table:formula="of:=&quot;&lt;record id=&quot;&quot;&quot;&amp;[.A22]&amp;&quot;&quot;&quot; model=&quot;&quot;account.journal&quot;&quot;&gt;&quot;&amp;&quot;&lt;field name=&quot;&quot;code&quot;&quot;&gt;&quot;&amp;[.B22]&amp;&quot;&lt;/field&gt;&quot;&amp;&quot;&lt;field name=&quot;&quot;name&quot;&quot;&gt;&quot;&amp;[.C22]&amp;&quot;&lt;/field&gt;&quot;&amp;&quot;&lt;field name=&quot;&quot;esctadetracciones&quot;&quot;&gt;&quot;&amp;[.D22]&amp;&quot;&lt;/field&gt;&quot;&amp;&quot;&lt;field name=&quot;&quot;eselectronica&quot;&quot;&gt;&quot;&amp;[.E22]&amp;&quot;&lt;/field&gt;&quot;&amp;&quot;&lt;field name=&quot;&quot;esnotacredito&quot;&quot;&gt;&quot;&amp;[.F22]&amp;&quot;&lt;/field&gt;&quot;&amp;&quot;&lt;field name=&quot;&quot;esnotadebito&quot;&quot;&gt;&quot;&amp;[.G22]&amp;&quot;&lt;/field&gt;&quot;&amp;&quot;&lt;field name=&quot;&quot;update_posted&quot;&quot;&gt;&quot;&amp;[.H22]&amp;&quot;&lt;/field&gt;&lt;field name=&quot;&quot;sequence_id&quot;&quot; ref=&quot;&quot;&quot;&amp;[.I22]&amp;&quot;&quot;&quot;/&gt;&lt;field name=&quot;&quot;sequence_tipolibro_id&quot;&quot; ref=&quot;&quot;&quot;&amp;[.J22]&amp;&quot;&quot;&quot;/&gt;&lt;field name=&quot;&quot;serie&quot;&quot;&gt;&quot;&amp;[.K22]&amp;&quot;&lt;/field&gt;&lt;field name=&quot;&quot;type&quot;&quot;&gt;&quot;&amp;[.L22]&amp;&quot;&lt;/field&gt;&lt;field name=&quot;&quot;journal_tipocomprobante_id&quot;&quot; ref=&quot;&quot;&quot;&amp;[.M22]&amp;&quot;&quot;&quot;/&gt;&lt;field name=&quot;&quot;journal_tipolibro&quot;&quot;&gt;&quot;&amp;[.N22]&amp;&quot;&lt;/field&gt;&lt;field name=&quot;&quot;default_credit_account_id&quot;&quot; ref=&quot;&quot;&quot;&amp;[.O22]&amp;&quot;&quot;&quot;/&gt;&lt;field name=&quot;&quot;default_debit_account_id&quot;&quot; ref=&quot;&quot;&quot;&amp;[.P22]&amp;&quot;&quot;&quot;/&gt;&lt;/record&gt;&quot;" office:value-type="string" office:string-value="&lt;record id=&quot;journal_registro_planilla&quot; model=&quot;account.journal&quot;&gt;&lt;field name=&quot;code&quot;&gt;RPLA&lt;/field&gt;&lt;field name=&quot;name&quot;&gt;Registro de Planilla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registro_planilla&quot;/&gt;&lt;field name=&quot;sequence_tipolibro_id&quot; ref=&quot;seq_registro_planilla_reg&quot;/&gt;&lt;field name=&quot;serie&quot;&gt;&lt;/field&gt;&lt;field name=&quot;type&quot;&gt;general&lt;/field&gt;&lt;field name=&quot;journal_tipocomprobante_id&quot; ref=&quot;&quot;/&gt;&lt;field name=&quot;journal_tipolibro&quot;&gt;11&lt;/field&gt;&lt;field name=&quot;default_credit_account_id&quot; ref=&quot;&quot;/&gt;&lt;field name=&quot;default_debit_account_id&quot; ref=&quot;&quot;/&gt;&lt;/record&gt;" calcext:value-type="string">
            <text:p>&lt;record id="journal_registro_planilla" model="account.journal"&gt;&lt;field name="code"&gt;RPLA&lt;/field&gt;&lt;field name="name"&gt;Registro de Planilla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registro_planilla"/&gt;&lt;field name="sequence_tipolibro_id" ref="seq_registro_planilla_reg"/&gt;&lt;field name="serie"&gt;&lt;/field&gt;&lt;field name="type"&gt;general&lt;/field&gt;&lt;field name="journal_tipocomprobante_id" ref=""/&gt;&lt;field name="journal_tipolibro"&gt;11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registro_inventario</text:p>
          </table:table-cell>
          <table:table-cell office:value-type="string" calcext:value-type="string">
            <text:p>RINV</text:p>
          </table:table-cell>
          <table:table-cell office:value-type="string" calcext:value-type="string">
            <text:p>Registro de Inventario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registro_inventario</text:p>
          </table:table-cell>
          <table:table-cell office:value-type="string" calcext:value-type="string">
            <text:p>seq_registro_inventario_reg</text:p>
          </table:table-cell>
          <table:table-cell/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07</text:p>
          </table:table-cell>
          <table:table-cell table:number-columns-repeated="2"/>
          <table:table-cell table:formula="of:=&quot;&lt;record id=&quot;&quot;&quot;&amp;[.A23]&amp;&quot;&quot;&quot; model=&quot;&quot;account.journal&quot;&quot;&gt;&quot;&amp;&quot;&lt;field name=&quot;&quot;code&quot;&quot;&gt;&quot;&amp;[.B23]&amp;&quot;&lt;/field&gt;&quot;&amp;&quot;&lt;field name=&quot;&quot;name&quot;&quot;&gt;&quot;&amp;[.C23]&amp;&quot;&lt;/field&gt;&quot;&amp;&quot;&lt;field name=&quot;&quot;esctadetracciones&quot;&quot;&gt;&quot;&amp;[.D23]&amp;&quot;&lt;/field&gt;&quot;&amp;&quot;&lt;field name=&quot;&quot;eselectronica&quot;&quot;&gt;&quot;&amp;[.E23]&amp;&quot;&lt;/field&gt;&quot;&amp;&quot;&lt;field name=&quot;&quot;esnotacredito&quot;&quot;&gt;&quot;&amp;[.F23]&amp;&quot;&lt;/field&gt;&quot;&amp;&quot;&lt;field name=&quot;&quot;esnotadebito&quot;&quot;&gt;&quot;&amp;[.G23]&amp;&quot;&lt;/field&gt;&quot;&amp;&quot;&lt;field name=&quot;&quot;update_posted&quot;&quot;&gt;&quot;&amp;[.H23]&amp;&quot;&lt;/field&gt;&lt;field name=&quot;&quot;sequence_id&quot;&quot; ref=&quot;&quot;&quot;&amp;[.I23]&amp;&quot;&quot;&quot;/&gt;&lt;field name=&quot;&quot;sequence_tipolibro_id&quot;&quot; ref=&quot;&quot;&quot;&amp;[.J23]&amp;&quot;&quot;&quot;/&gt;&lt;field name=&quot;&quot;serie&quot;&quot;&gt;&quot;&amp;[.K23]&amp;&quot;&lt;/field&gt;&lt;field name=&quot;&quot;type&quot;&quot;&gt;&quot;&amp;[.L23]&amp;&quot;&lt;/field&gt;&lt;field name=&quot;&quot;journal_tipocomprobante_id&quot;&quot; ref=&quot;&quot;&quot;&amp;[.M23]&amp;&quot;&quot;&quot;/&gt;&lt;field name=&quot;&quot;journal_tipolibro&quot;&quot;&gt;&quot;&amp;[.N23]&amp;&quot;&lt;/field&gt;&lt;field name=&quot;&quot;default_credit_account_id&quot;&quot; ref=&quot;&quot;&quot;&amp;[.O23]&amp;&quot;&quot;&quot;/&gt;&lt;field name=&quot;&quot;default_debit_account_id&quot;&quot; ref=&quot;&quot;&quot;&amp;[.P23]&amp;&quot;&quot;&quot;/&gt;&lt;/record&gt;&quot;" office:value-type="string" office:string-value="&lt;record id=&quot;journal_registro_inventario&quot; model=&quot;account.journal&quot;&gt;&lt;field name=&quot;code&quot;&gt;RINV&lt;/field&gt;&lt;field name=&quot;name&quot;&gt;Registro de Inventario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registro_inventario&quot;/&gt;&lt;field name=&quot;sequence_tipolibro_id&quot; ref=&quot;seq_registro_inventario_reg&quot;/&gt;&lt;field name=&quot;serie&quot;&gt;&lt;/field&gt;&lt;field name=&quot;type&quot;&gt;general&lt;/field&gt;&lt;field name=&quot;journal_tipocomprobante_id&quot; ref=&quot;&quot;/&gt;&lt;field name=&quot;journal_tipolibro&quot;&gt;07&lt;/field&gt;&lt;field name=&quot;default_credit_account_id&quot; ref=&quot;&quot;/&gt;&lt;field name=&quot;default_debit_account_id&quot; ref=&quot;&quot;/&gt;&lt;/record&gt;" calcext:value-type="string">
            <text:p>&lt;record id="journal_registro_inventario" model="account.journal"&gt;&lt;field name="code"&gt;RINV&lt;/field&gt;&lt;field name="name"&gt;Registro de Inventario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registro_inventario"/&gt;&lt;field name="sequence_tipolibro_id" ref="seq_registro_inventario_reg"/&gt;&lt;field name="serie"&gt;&lt;/field&gt;&lt;field name="type"&gt;general&lt;/field&gt;&lt;field name="journal_tipocomprobante_id" ref=""/&gt;&lt;field name="journal_tipolibro"&gt;07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registro_otros</text:p>
          </table:table-cell>
          <table:table-cell office:value-type="string" calcext:value-type="string">
            <text:p>RVAR</text:p>
          </table:table-cell>
          <table:table-cell office:value-type="string" calcext:value-type="string">
            <text:p>Operaciones Varia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registro_otros</text:p>
          </table:table-cell>
          <table:table-cell office:value-type="string" calcext:value-type="string">
            <text:p>seq_registro_otros_reg</text:p>
          </table:table-cell>
          <table:table-cell/>
          <table:table-cell office:value-type="string" calcext:value-type="string">
            <text:p>general</text:p>
          </table:table-cell>
          <table:table-cell table:number-columns-repeated="4"/>
          <table:table-cell table:formula="of:=&quot;&lt;record id=&quot;&quot;&quot;&amp;[.A24]&amp;&quot;&quot;&quot; model=&quot;&quot;account.journal&quot;&quot;&gt;&quot;&amp;&quot;&lt;field name=&quot;&quot;code&quot;&quot;&gt;&quot;&amp;[.B24]&amp;&quot;&lt;/field&gt;&quot;&amp;&quot;&lt;field name=&quot;&quot;name&quot;&quot;&gt;&quot;&amp;[.C24]&amp;&quot;&lt;/field&gt;&quot;&amp;&quot;&lt;field name=&quot;&quot;esctadetracciones&quot;&quot;&gt;&quot;&amp;[.D24]&amp;&quot;&lt;/field&gt;&quot;&amp;&quot;&lt;field name=&quot;&quot;eselectronica&quot;&quot;&gt;&quot;&amp;[.E24]&amp;&quot;&lt;/field&gt;&quot;&amp;&quot;&lt;field name=&quot;&quot;esnotacredito&quot;&quot;&gt;&quot;&amp;[.F24]&amp;&quot;&lt;/field&gt;&quot;&amp;&quot;&lt;field name=&quot;&quot;esnotadebito&quot;&quot;&gt;&quot;&amp;[.G24]&amp;&quot;&lt;/field&gt;&quot;&amp;&quot;&lt;field name=&quot;&quot;update_posted&quot;&quot;&gt;&quot;&amp;[.H24]&amp;&quot;&lt;/field&gt;&lt;field name=&quot;&quot;sequence_id&quot;&quot; ref=&quot;&quot;&quot;&amp;[.I24]&amp;&quot;&quot;&quot;/&gt;&lt;field name=&quot;&quot;sequence_tipolibro_id&quot;&quot; ref=&quot;&quot;&quot;&amp;[.J24]&amp;&quot;&quot;&quot;/&gt;&lt;field name=&quot;&quot;serie&quot;&quot;&gt;&quot;&amp;[.K24]&amp;&quot;&lt;/field&gt;&lt;field name=&quot;&quot;type&quot;&quot;&gt;&quot;&amp;[.L24]&amp;&quot;&lt;/field&gt;&lt;field name=&quot;&quot;journal_tipocomprobante_id&quot;&quot; ref=&quot;&quot;&quot;&amp;[.M24]&amp;&quot;&quot;&quot;/&gt;&lt;field name=&quot;&quot;journal_tipolibro&quot;&quot;&gt;&quot;&amp;[.N24]&amp;&quot;&lt;/field&gt;&lt;field name=&quot;&quot;default_credit_account_id&quot;&quot; ref=&quot;&quot;&quot;&amp;[.O24]&amp;&quot;&quot;&quot;/&gt;&lt;field name=&quot;&quot;default_debit_account_id&quot;&quot; ref=&quot;&quot;&quot;&amp;[.P24]&amp;&quot;&quot;&quot;/&gt;&lt;/record&gt;&quot;" office:value-type="string" office:string-value="&lt;record id=&quot;journal_registro_otros&quot; model=&quot;account.journal&quot;&gt;&lt;field name=&quot;code&quot;&gt;RVAR&lt;/field&gt;&lt;field name=&quot;name&quot;&gt;Operaciones Varias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registro_otros&quot;/&gt;&lt;field name=&quot;sequence_tipolibro_id&quot; ref=&quot;seq_registro_otros_reg&quot;/&gt;&lt;field name=&quot;serie&quot;&gt;&lt;/field&gt;&lt;field name=&quot;type&quot;&gt;general&lt;/field&gt;&lt;field name=&quot;journal_tipocomprobante_id&quot; ref=&quot;&quot;/&gt;&lt;field name=&quot;journal_tipolibro&quot;&gt;&lt;/field&gt;&lt;field name=&quot;default_credit_account_id&quot; ref=&quot;&quot;/&gt;&lt;field name=&quot;default_debit_account_id&quot; ref=&quot;&quot;/&gt;&lt;/record&gt;" calcext:value-type="string">
            <text:p>&lt;record id="journal_registro_otros" model="account.journal"&gt;&lt;field name="code"&gt;RVAR&lt;/field&gt;&lt;field name="name"&gt;Operaciones Varias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registro_otros"/&gt;&lt;field name="sequence_tipolibro_id" ref="seq_registro_otros_reg"/&gt;&lt;field name="serie"&gt;&lt;/field&gt;&lt;field name="type"&gt;general&lt;/field&gt;&lt;field name="journal_tipocomprobante_id" ref=""/&gt;&lt;field name="journal_tipolibro"&gt;&lt;/field&gt;&lt;field name="default_credit_account_id" ref=""/&gt;&lt;field name="default_debit_account_id" ref=""/&gt;&lt;/record&gt;</text:p>
          </table:table-cell>
        </table:table-row>
        <table:table-row table:style-name="ro1">
          <table:table-cell office:value-type="string" calcext:value-type="string">
            <text:p>journal_banco01</text:p>
          </table:table-cell>
          <table:table-cell office:value-type="string" calcext:value-type="string">
            <text:p>BK01</text:p>
          </table:table-cell>
          <table:table-cell office:value-type="string" calcext:value-type="string">
            <text:p>CTA.CORR.BCP.MN.1234 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seq_banco01</text:p>
          </table:table-cell>
          <table:table-cell office:value-type="string" calcext:value-type="string">
            <text:p>seq_registro_bancos</text:p>
          </table:table-cell>
          <table:table-cell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l10n_pe.1_chart10411</text:p>
          </table:table-cell>
          <table:table-cell table:formula="of:=&quot;&lt;record id=&quot;&quot;&quot;&amp;[.A25]&amp;&quot;&quot;&quot; model=&quot;&quot;account.journal&quot;&quot;&gt;&quot;&amp;&quot;&lt;field name=&quot;&quot;code&quot;&quot;&gt;&quot;&amp;[.B25]&amp;&quot;&lt;/field&gt;&quot;&amp;&quot;&lt;field name=&quot;&quot;name&quot;&quot;&gt;&quot;&amp;[.C25]&amp;&quot;&lt;/field&gt;&quot;&amp;&quot;&lt;field name=&quot;&quot;esctadetracciones&quot;&quot;&gt;&quot;&amp;[.D25]&amp;&quot;&lt;/field&gt;&quot;&amp;&quot;&lt;field name=&quot;&quot;eselectronica&quot;&quot;&gt;&quot;&amp;[.E25]&amp;&quot;&lt;/field&gt;&quot;&amp;&quot;&lt;field name=&quot;&quot;esnotacredito&quot;&quot;&gt;&quot;&amp;[.F25]&amp;&quot;&lt;/field&gt;&quot;&amp;&quot;&lt;field name=&quot;&quot;esnotadebito&quot;&quot;&gt;&quot;&amp;[.G25]&amp;&quot;&lt;/field&gt;&quot;&amp;&quot;&lt;field name=&quot;&quot;update_posted&quot;&quot;&gt;&quot;&amp;[.H25]&amp;&quot;&lt;/field&gt;&lt;field name=&quot;&quot;sequence_id&quot;&quot; ref=&quot;&quot;&quot;&amp;[.I25]&amp;&quot;&quot;&quot;/&gt;&lt;field name=&quot;&quot;sequence_tipolibro_id&quot;&quot; ref=&quot;&quot;&quot;&amp;[.J25]&amp;&quot;&quot;&quot;/&gt;&lt;field name=&quot;&quot;serie&quot;&quot;&gt;&quot;&amp;[.K25]&amp;&quot;&lt;/field&gt;&lt;field name=&quot;&quot;type&quot;&quot;&gt;&quot;&amp;[.L25]&amp;&quot;&lt;/field&gt;&lt;field name=&quot;&quot;journal_tipocomprobante_id&quot;&quot; ref=&quot;&quot;&quot;&amp;[.M25]&amp;&quot;&quot;&quot;/&gt;&lt;field name=&quot;&quot;journal_tipolibro&quot;&quot;&gt;&quot;&amp;[.N25]&amp;&quot;&lt;/field&gt;&lt;field name=&quot;&quot;default_credit_account_id&quot;&quot; ref=&quot;&quot;&quot;&amp;[.O25]&amp;&quot;&quot;&quot;/&gt;&lt;field name=&quot;&quot;default_debit_account_id&quot;&quot; ref=&quot;&quot;&quot;&amp;[.P25]&amp;&quot;&quot;&quot;/&gt;&lt;/record&gt;&quot;" office:value-type="string" office:string-value="&lt;record id=&quot;journal_banco01&quot; model=&quot;account.journal&quot;&gt;&lt;field name=&quot;code&quot;&gt;BK01&lt;/field&gt;&lt;field name=&quot;name&quot;&gt;CTA.CORR.BCP.MN.1234 &lt;/field&gt;&lt;field name=&quot;esctadetracciones&quot;&gt;Fals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banco01&quot;/&gt;&lt;field name=&quot;sequence_tipolibro_id&quot; ref=&quot;seq_registro_bancos&quot;/&gt;&lt;field name=&quot;serie&quot;&gt;&lt;/field&gt;&lt;field name=&quot;type&quot;&gt;bank&lt;/field&gt;&lt;field name=&quot;journal_tipocomprobante_id&quot; ref=&quot;&quot;/&gt;&lt;field name=&quot;journal_tipolibro&quot;&gt;01&lt;/field&gt;&lt;field name=&quot;default_credit_account_id&quot; ref=&quot;l10n_pe.1_chart10411&quot;/&gt;&lt;field name=&quot;default_debit_account_id&quot; ref=&quot;l10n_pe.1_chart10411&quot;/&gt;&lt;/record&gt;" calcext:value-type="string">
            <text:p>&lt;record id="journal_banco01" model="account.journal"&gt;&lt;field name="code"&gt;BK01&lt;/field&gt;&lt;field name="name"&gt;CTA.CORR.BCP.MN.1234 &lt;/field&gt;&lt;field name="esctadetracciones"&gt;False&lt;/field&gt;&lt;field name="eselectronica"&gt;False&lt;/field&gt;&lt;field name="esnotacredito"&gt;False&lt;/field&gt;&lt;field name="esnotadebito"&gt;False&lt;/field&gt;&lt;field name="update_posted"&gt;False&lt;/field&gt;&lt;field name="sequence_id" ref="seq_banco01"/&gt;&lt;field name="sequence_tipolibro_id" ref="seq_registro_bancos"/&gt;&lt;field name="serie"&gt;&lt;/field&gt;&lt;field name="type"&gt;bank&lt;/field&gt;&lt;field name="journal_tipocomprobante_id" ref=""/&gt;&lt;field name="journal_tipolibro"&gt;01&lt;/field&gt;&lt;field name="default_credit_account_id" ref="l10n_pe.1_chart10411"/&gt;&lt;field name="default_debit_account_id" ref="l10n_pe.1_chart10411"/&gt;&lt;/record&gt;</text:p>
          </table:table-cell>
        </table:table-row>
        <table:table-row table:style-name="ro1">
          <table:table-cell office:value-type="string" calcext:value-type="string">
            <text:p>journal_banco90</text:p>
          </table:table-cell>
          <table:table-cell office:value-type="string" calcext:value-type="string">
            <text:p>BK90</text:p>
          </table:table-cell>
          <table:table-cell office:value-type="string" calcext:value-type="string">
            <text:p>CTA.DETRAC.BNAC.MN.9876 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seq_banco90</text:p>
          </table:table-cell>
          <table:table-cell office:value-type="string" calcext:value-type="string">
            <text:p>seq_registro_bancos</text:p>
          </table:table-cell>
          <table:table-cell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l10n_pe.1_chart10711</text:p>
          </table:table-cell>
          <table:table-cell table:formula="of:=&quot;&lt;record id=&quot;&quot;&quot;&amp;[.A26]&amp;&quot;&quot;&quot; model=&quot;&quot;account.journal&quot;&quot;&gt;&quot;&amp;&quot;&lt;field name=&quot;&quot;code&quot;&quot;&gt;&quot;&amp;[.B26]&amp;&quot;&lt;/field&gt;&quot;&amp;&quot;&lt;field name=&quot;&quot;name&quot;&quot;&gt;&quot;&amp;[.C26]&amp;&quot;&lt;/field&gt;&quot;&amp;&quot;&lt;field name=&quot;&quot;esctadetracciones&quot;&quot;&gt;&quot;&amp;[.D26]&amp;&quot;&lt;/field&gt;&quot;&amp;&quot;&lt;field name=&quot;&quot;eselectronica&quot;&quot;&gt;&quot;&amp;[.E26]&amp;&quot;&lt;/field&gt;&quot;&amp;&quot;&lt;field name=&quot;&quot;esnotacredito&quot;&quot;&gt;&quot;&amp;[.F26]&amp;&quot;&lt;/field&gt;&quot;&amp;&quot;&lt;field name=&quot;&quot;esnotadebito&quot;&quot;&gt;&quot;&amp;[.G26]&amp;&quot;&lt;/field&gt;&quot;&amp;&quot;&lt;field name=&quot;&quot;update_posted&quot;&quot;&gt;&quot;&amp;[.H26]&amp;&quot;&lt;/field&gt;&lt;field name=&quot;&quot;sequence_id&quot;&quot; ref=&quot;&quot;&quot;&amp;[.I26]&amp;&quot;&quot;&quot;/&gt;&lt;field name=&quot;&quot;sequence_tipolibro_id&quot;&quot; ref=&quot;&quot;&quot;&amp;[.J26]&amp;&quot;&quot;&quot;/&gt;&lt;field name=&quot;&quot;serie&quot;&quot;&gt;&quot;&amp;[.K26]&amp;&quot;&lt;/field&gt;&lt;field name=&quot;&quot;type&quot;&quot;&gt;&quot;&amp;[.L26]&amp;&quot;&lt;/field&gt;&lt;field name=&quot;&quot;journal_tipocomprobante_id&quot;&quot; ref=&quot;&quot;&quot;&amp;[.M26]&amp;&quot;&quot;&quot;/&gt;&lt;field name=&quot;&quot;journal_tipolibro&quot;&quot;&gt;&quot;&amp;[.N26]&amp;&quot;&lt;/field&gt;&lt;field name=&quot;&quot;default_credit_account_id&quot;&quot; ref=&quot;&quot;&quot;&amp;[.O26]&amp;&quot;&quot;&quot;/&gt;&lt;field name=&quot;&quot;default_debit_account_id&quot;&quot; ref=&quot;&quot;&quot;&amp;[.P26]&amp;&quot;&quot;&quot;/&gt;&lt;/record&gt;&quot;" office:value-type="string" office:string-value="&lt;record id=&quot;journal_banco90&quot; model=&quot;account.journal&quot;&gt;&lt;field name=&quot;code&quot;&gt;BK90&lt;/field&gt;&lt;field name=&quot;name&quot;&gt;CTA.DETRAC.BNAC.MN.9876 &lt;/field&gt;&lt;field name=&quot;esctadetracciones&quot;&gt;True&lt;/field&gt;&lt;field name=&quot;eselectronica&quot;&gt;False&lt;/field&gt;&lt;field name=&quot;esnotacredito&quot;&gt;False&lt;/field&gt;&lt;field name=&quot;esnotadebito&quot;&gt;False&lt;/field&gt;&lt;field name=&quot;update_posted&quot;&gt;False&lt;/field&gt;&lt;field name=&quot;sequence_id&quot; ref=&quot;seq_banco90&quot;/&gt;&lt;field name=&quot;sequence_tipolibro_id&quot; ref=&quot;seq_registro_bancos&quot;/&gt;&lt;field name=&quot;serie&quot;&gt;&lt;/field&gt;&lt;field name=&quot;type&quot;&gt;bank&lt;/field&gt;&lt;field name=&quot;journal_tipocomprobante_id&quot; ref=&quot;&quot;/&gt;&lt;field name=&quot;journal_tipolibro&quot;&gt;01&lt;/field&gt;&lt;field name=&quot;default_credit_account_id&quot; ref=&quot;l10n_pe.1_chart10711&quot;/&gt;&lt;field name=&quot;default_debit_account_id&quot; ref=&quot;l10n_pe.1_chart10711&quot;/&gt;&lt;/record&gt;" calcext:value-type="string">
            <text:p>&lt;record id="journal_banco90" model="account.journal"&gt;&lt;field name="code"&gt;BK90&lt;/field&gt;&lt;field name="name"&gt;CTA.DETRAC.BNAC.MN.9876 &lt;/field&gt;&lt;field name="esctadetracciones"&gt;True&lt;/field&gt;&lt;field name="eselectronica"&gt;False&lt;/field&gt;&lt;field name="esnotacredito"&gt;False&lt;/field&gt;&lt;field name="esnotadebito"&gt;False&lt;/field&gt;&lt;field name="update_posted"&gt;False&lt;/field&gt;&lt;field name="sequence_id" ref="seq_banco90"/&gt;&lt;field name="sequence_tipolibro_id" ref="seq_registro_bancos"/&gt;&lt;field name="serie"&gt;&lt;/field&gt;&lt;field name="type"&gt;bank&lt;/field&gt;&lt;field name="journal_tipocomprobante_id" ref=""/&gt;&lt;field name="journal_tipolibro"&gt;01&lt;/field&gt;&lt;field name="default_credit_account_id" ref="l10n_pe.1_chart10711"/&gt;&lt;field name="default_debit_account_id" ref="l10n_pe.1_chart10711"/&gt;&lt;/record&gt;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6"/>
          <table:table-cell table:formula="of:=&quot;&lt;record id=&quot;&quot;&quot;&amp;[.A28]&amp;&quot;&quot;&quot; model=&quot;&quot;account.journal&quot;&quot;&gt;&quot;&amp;&quot;&lt;field name=&quot;&quot;code&quot;&quot;&gt;&quot;&amp;[.B28]&amp;&quot;&lt;/field&gt;&quot;&amp;&quot;&lt;field name=&quot;&quot;name&quot;&quot;&gt;&quot;&amp;[.C28]&amp;&quot;&lt;/field&gt;&quot;&amp;&quot;&lt;field name=&quot;&quot;esctadetracciones&quot;&quot;&gt;&quot;&amp;[.D28]&amp;&quot;&lt;/field&gt;&quot;&amp;&quot;&lt;field name=&quot;&quot;eselectronica&quot;&quot;&gt;&quot;&amp;[.E28]&amp;&quot;&lt;/field&gt;&quot;&amp;&quot;&lt;field name=&quot;&quot;esnotacredito&quot;&quot;&gt;&quot;&amp;[.F28]&amp;&quot;&lt;/field&gt;&quot;&amp;&quot;&lt;field name=&quot;&quot;esnotadebito&quot;&quot;&gt;&quot;&amp;[.G28]&amp;&quot;&lt;/field&gt;&quot;&amp;&quot;&lt;field name=&quot;&quot;update_posted&quot;&quot;&gt;&quot;&amp;[.H28]&amp;&quot;&lt;/field&gt;&lt;field name=&quot;&quot;sequence_id&quot;&quot; ref=&quot;&quot;&quot;&amp;[.I28]&amp;&quot;&quot;&quot;/&gt;&lt;field name=&quot;&quot;sequence_tipolibro_id&quot;&quot; ref=&quot;&quot;&quot;&amp;[.J28]&amp;&quot;&quot;&quot;/&gt;&lt;field name=&quot;&quot;serie&quot;&quot;&gt;&quot;&amp;[.K28]&amp;&quot;&lt;/field&gt;&lt;field name=&quot;&quot;type&quot;&quot;&gt;&quot;&amp;[.L28]&amp;&quot;&lt;/field&gt;&lt;field name=&quot;&quot;journal_tipocomprobante_id&quot;&quot; ref=&quot;&quot;&quot;&amp;[.M28]&amp;&quot;&quot;&quot;/&gt;&lt;field name=&quot;&quot;journal_tipolibro&quot;&quot; ref=&quot;&quot;&quot;&amp;[.N28]&amp;&quot;&quot;&quot;/&gt;&lt;field name=&quot;&quot;default_credit_account_id&quot;&quot; ref=&quot;&quot;&quot;&amp;[.O28]&amp;&quot;&quot;&quot;/&gt;&lt;field name=&quot;&quot;default_debit_account_id&quot;&quot; ref=&quot;&quot;&quot;&amp;[.P28]&amp;&quot;&quot;&quot;/&gt;&lt;/record&gt;&quot;" office:value-type="string" office:string-value="&lt;record id=&quot;&quot; model=&quot;account.journal&quot;&gt;&lt;field name=&quot;code&quot;&gt;&lt;/field&gt;&lt;field name=&quot;name&quot;&gt;&lt;/field&gt;&lt;field name=&quot;esctadetracciones&quot;&gt;&lt;/field&gt;&lt;field name=&quot;eselectronica&quot;&gt;&lt;/field&gt;&lt;field name=&quot;esnotacredito&quot;&gt;&lt;/field&gt;&lt;field name=&quot;esnotadebito&quot;&gt;&lt;/field&gt;&lt;field name=&quot;update_posted&quot;&gt;&lt;/field&gt;&lt;field name=&quot;sequence_id&quot; ref=&quot;&quot;/&gt;&lt;field name=&quot;sequence_tipolibro_id&quot; ref=&quot;&quot;/&gt;&lt;field name=&quot;serie&quot;&gt;&lt;/field&gt;&lt;field name=&quot;type&quot;&gt;&lt;/field&gt;&lt;field name=&quot;journal_tipocomprobante_id&quot; ref=&quot;&quot;/&gt;&lt;field name=&quot;journal_tipolibro&quot; ref=&quot;&quot;/&gt;&lt;field name=&quot;default_credit_account_id&quot; ref=&quot;&quot;/&gt;&lt;field name=&quot;default_debit_account_id&quot; ref=&quot;&quot;/&gt;&lt;/record&gt;" calcext:value-type="string">
            <text:p>&lt;record id="" model="account.journal"&gt;&lt;field name="code"&gt;&lt;/field&gt;&lt;field name="name"&gt;&lt;/field&gt;&lt;field name="esctadetracciones"&gt;&lt;/field&gt;&lt;field name="eselectronica"&gt;&lt;/field&gt;&lt;field name="esnotacredito"&gt;&lt;/field&gt;&lt;field name="esnotadebito"&gt;&lt;/field&gt;&lt;field name="update_posted"&gt;&lt;/field&gt;&lt;field name="sequence_id" ref=""/&gt;&lt;field name="sequence_tipolibro_id" ref=""/&gt;&lt;field name="serie"&gt;&lt;/field&gt;&lt;field name="type"&gt;&lt;/field&gt;&lt;field name="journal_tipocomprobante_id" ref=""/&gt;&lt;field name="journal_tipolibro" ref=""/&gt;&lt;field name="default_credit_account_id" ref=""/&gt;&lt;field name="default_debit_account_id" ref=""/&gt;&lt;/record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/00/0000</text:date>, <text:time style:data-style-name="N2" text:time-value="17:13:18.0608330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05T17:24:36.385048241</dc:date>
    <meta:editing-duration>PT24M8S</meta:editing-duration>
    <meta:editing-cycles>4</meta:editing-cycles>
    <meta:document-statistic meta:table-count="1" meta:cell-count="373" meta:object-count="0"/>
  </office:meta>
</office:document-meta>
</file>